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b200b2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4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5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18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3cm" fo:min-width="0.75cm"/>
    </style:style>
    <style:style style:name="gr19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32cm" fo:min-width="0.75cm"/>
    </style:style>
    <style:style style:name="gr20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4cm" fo:min-width="0.7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Chandas" fo:font-size="18pt"/>
    </style:style>
    <style:style style:name="P13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style:style style:name="T3" style:family="text">
      <style:text-properties fo:color="#000000" loext:opacity="100%" style:font-name="Chanda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913cm" svg:height="156.986cm" svg:x="0cm" svg:y="0cm" svg:viewBox="0 0 110914 156987" draw:points="0,0 110914,0 110914,156987 0,156987">
          <text:p/>
        </draw:polygon>
        <draw:polygon draw:style-name="gr1" draw:text-style-name="P1" draw:layer="layout" svg:width="190.852cm" svg:height="270.121cm" svg:x="-2cm" svg:y="0.75cm" svg:viewBox="0 0 190853 270122" draw:points="0,0 190853,0 190853,270122 0,270122">
          <text:p/>
        </draw:polygon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3" draw:text-style-name="P3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4" draw:text-style-name="P3" draw:layer="layout" svg:width="3.459cm" svg:height="0.777cm" svg:x="11.887cm" svg:y="19.296cm" svg:viewBox="0 0 3460 778" svg:d="M0 0v584c0 194 866 194 866 194h1730c864 0 864-194 864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3.3cm" svg:y="19.604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2.362cm" svg:y="19.296cm" svg:viewBox="0 0 3460 778" svg:d="M0 584c0 194 865 194 865 194h1730c865 0 865-194 865-194v-584h-3460z">
          <text:p/>
        </draw:path>
        <draw:path draw:style-name="gr3" draw:text-style-name="P3" draw:layer="layout" svg:width="3.459cm" svg:height="0.777cm" svg:x="2.362cm" svg:y="19.296cm" svg:viewBox="0 0 3460 778" svg:d="M0 584c0 194 865 194 865 194h1730c865 0 865-194 865-194v-584h-3460z">
          <text:p/>
        </draw:path>
        <draw:path draw:style-name="gr4" draw:text-style-name="P3" draw:layer="layout" svg:width="3.459cm" svg:height="0.777cm" svg:x="2.362cm" svg:y="19.296cm" svg:viewBox="0 0 3460 778" svg:d="M0 0v584c0 194 865 194 865 194h1730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5" draw:layer="layout" svg:width="0.391cm" svg:height="0.352cm" svg:x="3.881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18.133cm" svg:y="12.725cm">
          <draw:text-box>
            <text:p text:style-name="P4"><text:span text:style-name="T1">42</text:span></text:p>
          </draw:text-box>
        </draw:frame>
        <draw:path draw:style-name="gr2" draw:text-style-name="P2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ath draw:style-name="gr3" draw:text-style-name="P3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olygon draw:style-name="gr4" draw:text-style-name="P3" draw:layer="layout" svg:width="6.042cm" svg:height="3.378cm" svg:x="6.292cm" svg:y="11.156cm" svg:viewBox="0 0 6043 3379" draw:points="0,0 0,677 0,1352 0,2028 0,2703 0,3379 6043,3379 6043,2703 6043,2028 6043,1352 6043,677 6043,0">
          <text:p/>
        </draw:polygon>
        <draw:frame draw:style-name="gr6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9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6" draw:text-style-name="P5" draw:layer="layout" svg:width="0.391cm" svg:height="0.352cm" svg:x="9.102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6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545cm" svg:y="47.87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47.87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47.87cm" svg:viewBox="0 0 4749 3250" draw:points="0,0 0,3250 4749,3250 4749,0">
          <text:p/>
        </draw:polygon>
        <draw:frame draw:style-name="gr6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2.268cm" svg:y="50.165cm" svg:viewBox="0 0 1412 1059" draw:points="1412,530 0,1059 0,0">
          <text:p/>
        </draw:polygon>
        <draw:polygon draw:style-name="gr3" draw:text-style-name="P3" draw:layer="layout" svg:width="1.411cm" svg:height="1.058cm" svg:x="22.268cm" svg:y="50.165cm" svg:viewBox="0 0 1412 1059" draw:points="1412,530 0,1059 0,0">
          <text:p/>
        </draw:polygon>
        <draw:polygon draw:style-name="gr4" draw:text-style-name="P3" draw:layer="layout" svg:width="1.411cm" svg:height="1.058cm" svg:x="22.268cm" svg:y="50.165cm" svg:viewBox="0 0 1412 1059" draw:points="0,0 0,1059 1412,530">
          <text:p/>
        </draw:polygon>
        <draw:frame draw:style-name="gr6" draw:text-style-name="P5" draw:layer="layout" svg:width="0.391cm" svg:height="0.352cm" svg:x="18.662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6" draw:text-style-name="P5" draw:layer="layout" svg:width="0.391cm" svg:height="0.352cm" svg:x="22.472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6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1.059cm" svg:height="1.411cm" svg:x="26.528cm" svg:y="15.584cm" svg:viewBox="0 0 1060 1412" draw:points="531,0 1060,1412 0,1412">
          <text:p/>
        </draw:polygon>
        <draw:polygon draw:style-name="gr3" draw:text-style-name="P3" draw:layer="layout" svg:width="1.059cm" svg:height="1.411cm" svg:x="26.528cm" svg:y="15.584cm" svg:viewBox="0 0 1060 1412" draw:points="531,0 1060,1412 0,1412">
          <text:p/>
        </draw:polygon>
        <draw:polygon draw:style-name="gr4" draw:text-style-name="P3" draw:layer="layout" svg:width="1.059cm" svg:height="1.411cm" svg:x="26.528cm" svg:y="15.584cm" svg:viewBox="0 0 1060 1412" draw:points="531,0 0,1412 1060,1412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4.791cm" svg:height="1.919cm" svg:x="24.909cm" svg:y="12.227cm" svg:viewBox="0 0 4792 1920" draw:points="0,1920 0,0 4792,0 4792,1920">
          <text:p/>
        </draw:polygon>
        <draw:polygon draw:style-name="gr3" draw:text-style-name="P3" draw:layer="layout" svg:width="4.791cm" svg:height="1.919cm" svg:x="24.909cm" svg:y="12.227cm" svg:viewBox="0 0 4792 1920" draw:points="0,1920 0,0 4792,0 4792,1920">
          <text:p/>
        </draw:polygon>
        <draw:polygon draw:style-name="gr4" draw:text-style-name="P3" draw:layer="layout" svg:width="4.791cm" svg:height="1.919cm" svg:x="24.909cm" svg:y="12.227cm" svg:viewBox="0 0 4792 1920" draw:points="0,0 0,1920 4792,1920 4792,0">
          <text:p/>
        </draw:polygon>
        <draw:frame draw:style-name="gr5" draw:text-style-name="P5" draw:layer="layout" svg:width="0.586cm" svg:height="0.352cm" svg:x="26.741cm" svg:y="16.641cm">
          <draw:text-box>
            <text:p text:style-name="P4"><text:span text:style-name="T1">168</text:span></text:p>
          </draw:text-box>
        </draw:frame>
        <draw:polygon draw:style-name="gr2" draw:text-style-name="P2" draw:layer="layout" svg:width="4.791cm" svg:height="1.919cm" svg:x="24.909cm" svg:y="49.621cm" svg:viewBox="0 0 4792 1920" draw:points="0,1920 0,0 4792,0 4792,1920">
          <text:p/>
        </draw:polygon>
        <draw:polygon draw:style-name="gr3" draw:text-style-name="P3" draw:layer="layout" svg:width="4.791cm" svg:height="1.919cm" svg:x="24.909cm" svg:y="49.621cm" svg:viewBox="0 0 4792 1920" draw:points="0,1920 0,0 4792,0 4792,1920">
          <text:p/>
        </draw:polygon>
        <draw:polygon draw:style-name="gr4" draw:text-style-name="P3" draw:layer="layout" svg:width="4.791cm" svg:height="1.919cm" svg:x="24.909cm" svg:y="49.621cm" svg:viewBox="0 0 4792 1920" draw:points="0,0 0,1920 4792,1920 4792,0">
          <text:p/>
        </draw:polygon>
        <draw:frame draw:style-name="gr5" draw:text-style-name="P5" draw:layer="layout" svg:width="0.586cm" svg:height="0.352cm" svg:x="26.988cm" svg:y="13.148cm">
          <draw:text-box>
            <text:p text:style-name="P4"><text:span text:style-name="T1">167</text:span></text:p>
          </draw:text-box>
        </draw:frame>
        <draw:polygon draw:style-name="gr2" draw:text-style-name="P2" draw:layer="layout" svg:width="1.059cm" svg:height="1.411cm" svg:x="26.528cm" svg:y="46.629cm" svg:viewBox="0 0 1060 1412" draw:points="531,0 1060,1412 0,1412">
          <text:p/>
        </draw:polygon>
        <draw:polygon draw:style-name="gr3" draw:text-style-name="P3" draw:layer="layout" svg:width="1.059cm" svg:height="1.411cm" svg:x="26.528cm" svg:y="46.629cm" svg:viewBox="0 0 1060 1412" draw:points="531,0 1060,1412 0,1412">
          <text:p/>
        </draw:polygon>
        <draw:polygon draw:style-name="gr4" draw:text-style-name="P3" draw:layer="layout" svg:width="1.059cm" svg:height="1.411cm" svg:x="26.528cm" svg:y="46.629cm" svg:viewBox="0 0 1060 1412" draw:points="531,0 0,1412 1060,1412">
          <text:p/>
        </draw:polygon>
        <draw:frame draw:style-name="gr5" draw:text-style-name="P5" draw:layer="layout" svg:width="0.586cm" svg:height="0.352cm" svg:x="26.988cm" svg:y="50.543cm">
          <draw:text-box>
            <text:p text:style-name="P4"><text:span text:style-name="T1">166</text:span></text:p>
          </draw:text-box>
        </draw:frame>
        <draw:path draw:style-name="gr2" draw:text-style-name="P2" draw:layer="layout" svg:width="4.791cm" svg:height="26.857cm" svg:x="24.909cm" svg:y="18.228cm" svg:viewBox="0 0 4792 26858" svg:d="M0 26858v-5153h4792v5153zM0 21705v-2759h4792v2759zM0 18946v-2759h4792v2759zM0 16187v-2759h4792v2759zM0 13428v-2759h4792v2759zM0 10669v-2759h4792v2759zM0 7910v-2759h4792v2759zM0 5151v-5151h4792v5151z">
          <text:p/>
        </draw:path>
        <draw:path draw:style-name="gr3" draw:text-style-name="P3" draw:layer="layout" svg:width="4.791cm" svg:height="26.857cm" svg:x="24.909cm" svg:y="18.228cm" svg:viewBox="0 0 4792 26858" svg:d="M0 26858v-5153h4792v5153zM0 21705v-2759h4792v2759zM0 18946v-2759h4792v2759zM0 16187v-2759h4792v2759zM0 13428v-2759h4792v2759zM0 10669v-2759h4792v2759zM0 7910v-2759h4792v2759zM0 5151v-5151h4792v5151z">
          <text:p/>
        </draw:path>
        <draw:polygon draw:style-name="gr4" draw:text-style-name="P3" draw:layer="layout" svg:width="4.791cm" svg:height="26.857cm" svg:x="24.909cm" svg:y="18.228cm" svg:viewBox="0 0 4792 26858" draw:points="0,0 0,5151 0,7910 0,10669 0,13428 0,16187 0,18946 0,21705 0,26858 4792,26858 4792,21705 4792,18946 4792,16187 4792,13428 4792,10669 4792,7910 4792,5151 4792,0">
          <text:p/>
        </draw:polygon>
        <draw:frame draw:style-name="gr5" draw:text-style-name="P5" draw:layer="layout" svg:width="0.586cm" svg:height="0.352cm" svg:x="26.741cm" svg:y="47.685cm">
          <draw:text-box>
            <text:p text:style-name="P4"><text:span text:style-name="T1">170</text:span></text:p>
          </draw:text-box>
        </draw:frame>
        <draw:polygon draw:style-name="gr2" draw:text-style-name="P2" draw:layer="layout" svg:width="4.792cm" svg:height="1.919cm" svg:x="32.317cm" svg:y="49.621cm" svg:viewBox="0 0 4793 1920" draw:points="0,1920 0,0 4793,0 4793,1920">
          <text:p/>
        </draw:polygon>
        <draw:polygon draw:style-name="gr3" draw:text-style-name="P3" draw:layer="layout" svg:width="4.792cm" svg:height="1.919cm" svg:x="32.317cm" svg:y="49.621cm" svg:viewBox="0 0 4793 1920" draw:points="0,1920 0,0 4793,0 4793,1920">
          <text:p/>
        </draw:polygon>
        <draw:polygon draw:style-name="gr4" draw:text-style-name="P3" draw:layer="layout" svg:width="4.792cm" svg:height="1.919cm" svg:x="32.317cm" svg:y="49.621cm" svg:viewBox="0 0 4793 1920" draw:points="0,0 0,1920 4793,1920 4793,0">
          <text:p/>
        </draw:polygon>
        <draw:frame draw:style-name="gr5" draw:text-style-name="P5" draw:layer="layout" svg:width="0.586cm" svg:height="0.352cm" svg:x="26.988cm" svg:y="31.634cm">
          <draw:text-box>
            <text:p text:style-name="P4"><text:span text:style-name="T1">169</text:span></text:p>
          </draw:text-box>
        </draw:frame>
        <draw:polygon draw:style-name="gr2" draw:text-style-name="P2" draw:layer="layout" svg:width="1.058cm" svg:height="1.411cm" svg:x="33.937cm" svg:y="46.629cm" svg:viewBox="0 0 1059 1412" draw:points="530,0 1059,1412 0,1412">
          <text:p/>
        </draw:polygon>
        <draw:polygon draw:style-name="gr3" draw:text-style-name="P3" draw:layer="layout" svg:width="1.058cm" svg:height="1.411cm" svg:x="33.937cm" svg:y="46.629cm" svg:viewBox="0 0 1059 1412" draw:points="530,0 1059,1412 0,1412">
          <text:p/>
        </draw:polygon>
        <draw:polygon draw:style-name="gr4" draw:text-style-name="P3" draw:layer="layout" svg:width="1.058cm" svg:height="1.411cm" svg:x="33.937cm" svg:y="46.629cm" svg:viewBox="0 0 1059 1412" draw:points="530,0 0,1412 1059,1412">
          <text:p/>
        </draw:polygon>
        <draw:frame draw:style-name="gr6" draw:text-style-name="P5" draw:layer="layout" svg:width="0.391cm" svg:height="0.352cm" svg:x="34.502cm" svg:y="50.543cm">
          <draw:text-box>
            <text:p text:style-name="P4"><text:span text:style-name="T1">44</text:span></text:p>
          </draw:text-box>
        </draw:frame>
        <draw:path draw:style-name="gr2" draw:text-style-name="P2" draw:layer="layout" svg:width="4.792cm" svg:height="26.857cm" svg:x="32.317cm" svg:y="18.228cm" svg:viewBox="0 0 4793 26858" svg:d="M0 26858v-5153h4793v5153zM0 21705v-2759h4793v2759zM0 18946v-2759h4793v2759zM0 16187v-2759h4793v2759zM0 13428v-2759h4793v2759zM0 10669v-2759h4793v2759zM0 7910v-2759h4793v2759zM0 5151v-5151h4793v5151z">
          <text:p/>
        </draw:path>
        <draw:path draw:style-name="gr3" draw:text-style-name="P3" draw:layer="layout" svg:width="4.792cm" svg:height="26.857cm" svg:x="32.317cm" svg:y="18.228cm" svg:viewBox="0 0 4793 26858" svg:d="M0 26858v-5153h4793v5153zM0 21705v-2759h4793v2759zM0 18946v-2759h4793v2759zM0 16187v-2759h4793v2759zM0 13428v-2759h4793v2759zM0 10669v-2759h4793v2759zM0 7910v-2759h4793v2759zM0 5151v-5151h4793v5151z">
          <text:p/>
        </draw:path>
        <draw:polygon draw:style-name="gr4" draw:text-style-name="P3" draw:layer="layout" svg:width="4.792cm" svg:height="26.857cm" svg:x="32.317cm" svg:y="18.228cm" svg:viewBox="0 0 4793 26858" draw:points="0,0 0,5151 0,7910 0,10669 0,13428 0,16187 0,18946 0,21705 0,26858 4793,26858 4793,21705 4793,18946 4793,16187 4793,13428 4793,10669 4793,7910 4793,5151 4793,0">
          <text:p/>
        </draw:polygon>
        <draw:frame draw:style-name="gr5" draw:text-style-name="P5" draw:layer="layout" svg:width="0.586cm" svg:height="0.352cm" svg:x="34.149cm" svg:y="47.685cm">
          <draw:text-box>
            <text:p text:style-name="P4"><text:span text:style-name="T1">172</text:span></text:p>
          </draw:text-box>
        </draw:frame>
        <draw:polygon draw:style-name="gr2" draw:text-style-name="P2" draw:layer="layout" svg:width="1.058cm" svg:height="1.411cm" svg:x="33.937cm" svg:y="15.584cm" svg:viewBox="0 0 1059 1412" draw:points="530,0 1059,1412 0,1412">
          <text:p/>
        </draw:polygon>
        <draw:polygon draw:style-name="gr3" draw:text-style-name="P3" draw:layer="layout" svg:width="1.058cm" svg:height="1.411cm" svg:x="33.937cm" svg:y="15.584cm" svg:viewBox="0 0 1059 1412" draw:points="530,0 1059,1412 0,1412">
          <text:p/>
        </draw:polygon>
        <draw:polygon draw:style-name="gr4" draw:text-style-name="P3" draw:layer="layout" svg:width="1.058cm" svg:height="1.411cm" svg:x="33.937cm" svg:y="15.584cm" svg:viewBox="0 0 1059 1412" draw:points="530,0 0,1412 1059,1412">
          <text:p/>
        </draw:polygon>
        <draw:frame draw:style-name="gr5" draw:text-style-name="P5" draw:layer="layout" svg:width="0.586cm" svg:height="0.352cm" svg:x="34.396cm" svg:y="31.634cm">
          <draw:text-box>
            <text:p text:style-name="P4"><text:span text:style-name="T1">171</text:span></text:p>
          </draw:text-box>
        </draw:frame>
        <draw:polygon draw:style-name="gr2" draw:text-style-name="P2" draw:layer="layout" svg:width="4.792cm" svg:height="1.919cm" svg:x="32.317cm" svg:y="12.227cm" svg:viewBox="0 0 4793 1920" draw:points="0,1920 0,0 4793,0 4793,1920">
          <text:p/>
        </draw:polygon>
        <draw:polygon draw:style-name="gr3" draw:text-style-name="P3" draw:layer="layout" svg:width="4.792cm" svg:height="1.919cm" svg:x="32.317cm" svg:y="12.227cm" svg:viewBox="0 0 4793 1920" draw:points="0,1920 0,0 4793,0 4793,1920">
          <text:p/>
        </draw:polygon>
        <draw:polygon draw:style-name="gr4" draw:text-style-name="P3" draw:layer="layout" svg:width="4.792cm" svg:height="1.919cm" svg:x="32.317cm" svg:y="12.227cm" svg:viewBox="0 0 4793 1920" draw:points="0,0 0,1920 4793,1920 4793,0">
          <text:p/>
        </draw:polygon>
        <draw:frame draw:style-name="gr5" draw:text-style-name="P5" draw:layer="layout" svg:width="0.586cm" svg:height="0.352cm" svg:x="34.149cm" svg:y="16.641cm">
          <draw:text-box>
            <text:p text:style-name="P4"><text:span text:style-name="T1">174</text:span></text:p>
          </draw:text-box>
        </draw:frame>
        <draw:polygon draw:style-name="gr2" draw:text-style-name="P2" draw:layer="layout" svg:width="1.411cm" svg:height="1.058cm" svg:x="21.915cm" svg:y="11.712cm" svg:viewBox="0 0 1412 1059" draw:points="1412,530 0,1059 0,0">
          <text:p/>
        </draw:polygon>
        <draw:polygon draw:style-name="gr3" draw:text-style-name="P3" draw:layer="layout" svg:width="1.411cm" svg:height="1.058cm" svg:x="21.915cm" svg:y="11.712cm" svg:viewBox="0 0 1412 1059" draw:points="1412,530 0,1059 0,0">
          <text:p/>
        </draw:polygon>
        <draw:polygon draw:style-name="gr4" draw:text-style-name="P3" draw:layer="layout" svg:width="1.411cm" svg:height="1.058cm" svg:x="21.915cm" svg:y="11.712cm" svg:viewBox="0 0 1412 1059" draw:points="0,0 0,1059 1412,530">
          <text:p/>
        </draw:polygon>
        <draw:frame draw:style-name="gr5" draw:text-style-name="P5" draw:layer="layout" svg:width="0.586cm" svg:height="0.352cm" svg:x="34.396cm" svg:y="13.148cm">
          <draw:text-box>
            <text:p text:style-name="P4"><text:span text:style-name="T1">173</text:span></text:p>
          </draw:text-box>
        </draw:frame>
        <draw:polygon draw:style-name="gr2" draw:text-style-name="P2" draw:layer="layout" svg:width="1.411cm" svg:height="1.059cm" svg:x="30.382cm" svg:y="12.417cm" svg:viewBox="0 0 1412 1060" draw:points="1412,529 0,1060 0,0">
          <text:p/>
        </draw:polygon>
        <draw:polygon draw:style-name="gr3" draw:text-style-name="P3" draw:layer="layout" svg:width="1.411cm" svg:height="1.059cm" svg:x="30.382cm" svg:y="12.417cm" svg:viewBox="0 0 1412 1060" draw:points="1412,529 0,1060 0,0">
          <text:p/>
        </draw:polygon>
        <draw:polygon draw:style-name="gr4" draw:text-style-name="P3" draw:layer="layout" svg:width="1.411cm" svg:height="1.059cm" svg:x="30.382cm" svg:y="12.417cm" svg:viewBox="0 0 1412 1060" draw:points="0,0 0,1060 1412,529">
          <text:p/>
        </draw:polygon>
        <draw:frame draw:style-name="gr5" draw:text-style-name="P5" draw:layer="layout" svg:width="0.586cm" svg:height="0.352cm" svg:x="22.013cm" svg:y="12.161cm">
          <draw:text-box>
            <text:p text:style-name="P4"><text:span text:style-name="T1">175</text:span></text:p>
          </draw:text-box>
        </draw:frame>
        <draw:polygon draw:style-name="gr2" draw:text-style-name="P2" draw:layer="layout" svg:width="1.411cm" svg:height="1.058cm" svg:x="30.382cm" svg:y="50.165cm" svg:viewBox="0 0 1412 1059" draw:points="1412,530 0,1059 0,0">
          <text:p/>
        </draw:polygon>
        <draw:polygon draw:style-name="gr3" draw:text-style-name="P3" draw:layer="layout" svg:width="1.411cm" svg:height="1.058cm" svg:x="30.382cm" svg:y="50.165cm" svg:viewBox="0 0 1412 1059" draw:points="1412,530 0,1059 0,0">
          <text:p/>
        </draw:polygon>
        <draw:polygon draw:style-name="gr4" draw:text-style-name="P3" draw:layer="layout" svg:width="1.411cm" svg:height="1.058cm" svg:x="30.382cm" svg:y="50.165cm" svg:viewBox="0 0 1412 1059" draw:points="0,0 0,1059 1412,530">
          <text:p/>
        </draw:polygon>
        <draw:frame draw:style-name="gr5" draw:text-style-name="P5" draw:layer="layout" svg:width="0.586cm" svg:height="0.352cm" svg:x="30.48cm" svg:y="12.866cm">
          <draw:text-box>
            <text:p text:style-name="P4"><text:span text:style-name="T1">176</text:span></text:p>
          </draw:text-box>
        </draw:frame>
        <draw:polygon draw:style-name="gr2" draw:text-style-name="P2" draw:layer="layout" svg:width="1.411cm" svg:height="1.058cm" svg:x="30.382cm" svg:y="42.051cm" svg:viewBox="0 0 1412 1059" draw:points="1412,529 0,1059 0,0">
          <text:p/>
        </draw:polygon>
        <draw:polygon draw:style-name="gr3" draw:text-style-name="P3" draw:layer="layout" svg:width="1.411cm" svg:height="1.058cm" svg:x="30.382cm" svg:y="42.051cm" svg:viewBox="0 0 1412 1059" draw:points="1412,529 0,1059 0,0">
          <text:p/>
        </draw:polygon>
        <draw:polygon draw:style-name="gr4" draw:text-style-name="P3" draw:layer="layout" svg:width="1.411cm" svg:height="1.058cm" svg:x="30.382cm" svg:y="42.051cm" svg:viewBox="0 0 1412 1059" draw:points="0,0 0,1059 1412,529">
          <text:p/>
        </draw:polygon>
        <draw:frame draw:style-name="gr5" draw:text-style-name="P5" draw:layer="layout" svg:width="0.586cm" svg:height="0.352cm" svg:x="30.48cm" svg:y="50.613cm">
          <draw:text-box>
            <text:p text:style-name="P4"><text:span text:style-name="T1">177</text:span></text:p>
          </draw:text-box>
        </draw:frame>
        <draw:polygon draw:style-name="gr2" draw:text-style-name="P2" draw:layer="layout" svg:width="1.411cm" svg:height="1.058cm" svg:x="30.382cm" svg:y="35.348cm" svg:viewBox="0 0 1412 1059" draw:points="1412,530 0,1059 0,0">
          <text:p/>
        </draw:polygon>
        <draw:polygon draw:style-name="gr3" draw:text-style-name="P3" draw:layer="layout" svg:width="1.411cm" svg:height="1.058cm" svg:x="30.382cm" svg:y="35.348cm" svg:viewBox="0 0 1412 1059" draw:points="1412,530 0,1059 0,0">
          <text:p/>
        </draw:polygon>
        <draw:polygon draw:style-name="gr4" draw:text-style-name="P3" draw:layer="layout" svg:width="1.411cm" svg:height="1.058cm" svg:x="30.382cm" svg:y="35.348cm" svg:viewBox="0 0 1412 1059" draw:points="0,0 0,1059 1412,530">
          <text:p/>
        </draw:polygon>
        <draw:frame draw:style-name="gr5" draw:text-style-name="P5" draw:layer="layout" svg:width="0.586cm" svg:height="0.352cm" svg:x="30.48cm" svg:y="42.499cm">
          <draw:text-box>
            <text:p text:style-name="P4"><text:span text:style-name="T1">178</text:span></text:p>
          </draw:text-box>
        </draw:frame>
        <draw:polygon draw:style-name="gr2" draw:text-style-name="P2" draw:layer="layout" svg:width="1.411cm" svg:height="1.059cm" svg:x="30.382cm" svg:y="29.703cm" svg:viewBox="0 0 1412 1060" draw:points="1412,531 0,1060 0,0">
          <text:p/>
        </draw:polygon>
        <draw:polygon draw:style-name="gr3" draw:text-style-name="P3" draw:layer="layout" svg:width="1.411cm" svg:height="1.059cm" svg:x="30.382cm" svg:y="29.703cm" svg:viewBox="0 0 1412 1060" draw:points="1412,531 0,1060 0,0">
          <text:p/>
        </draw:polygon>
        <draw:polygon draw:style-name="gr4" draw:text-style-name="P3" draw:layer="layout" svg:width="1.411cm" svg:height="1.059cm" svg:x="30.382cm" svg:y="29.703cm" svg:viewBox="0 0 1412 1060" draw:points="0,0 0,1060 1412,531">
          <text:p/>
        </draw:polygon>
        <draw:frame draw:style-name="gr5" draw:text-style-name="P5" draw:layer="layout" svg:width="0.586cm" svg:height="0.352cm" svg:x="30.48cm" svg:y="35.797cm">
          <draw:text-box>
            <text:p text:style-name="P4"><text:span text:style-name="T1">179</text:span></text:p>
          </draw:text-box>
        </draw:frame>
        <draw:polygon draw:style-name="gr2" draw:text-style-name="P2" draw:layer="layout" svg:width="1.411cm" svg:height="1.058cm" svg:x="30.382cm" svg:y="38.17cm" svg:viewBox="0 0 1412 1059" draw:points="1412,530 0,1059 0,0">
          <text:p/>
        </draw:polygon>
        <draw:polygon draw:style-name="gr3" draw:text-style-name="P3" draw:layer="layout" svg:width="1.411cm" svg:height="1.058cm" svg:x="30.382cm" svg:y="38.17cm" svg:viewBox="0 0 1412 1059" draw:points="1412,530 0,1059 0,0">
          <text:p/>
        </draw:polygon>
        <draw:polygon draw:style-name="gr4" draw:text-style-name="P3" draw:layer="layout" svg:width="1.411cm" svg:height="1.058cm" svg:x="30.382cm" svg:y="38.17cm" svg:viewBox="0 0 1412 1059" draw:points="0,0 0,1059 1412,530">
          <text:p/>
        </draw:polygon>
        <draw:frame draw:style-name="gr5" draw:text-style-name="P5" draw:layer="layout" svg:width="0.586cm" svg:height="0.352cm" svg:x="30.48cm" svg:y="30.152cm">
          <draw:text-box>
            <text:p text:style-name="P4"><text:span text:style-name="T1">180</text:span></text:p>
          </draw:text-box>
        </draw:frame>
        <draw:polygon draw:style-name="gr2" draw:text-style-name="P2" draw:layer="layout" svg:width="1.411cm" svg:height="1.058cm" svg:x="30.382cm" svg:y="32.526cm" svg:viewBox="0 0 1412 1059" draw:points="1412,529 0,1059 0,0">
          <text:p/>
        </draw:polygon>
        <draw:polygon draw:style-name="gr3" draw:text-style-name="P3" draw:layer="layout" svg:width="1.411cm" svg:height="1.058cm" svg:x="30.382cm" svg:y="32.526cm" svg:viewBox="0 0 1412 1059" draw:points="1412,529 0,1059 0,0">
          <text:p/>
        </draw:polygon>
        <draw:polygon draw:style-name="gr4" draw:text-style-name="P3" draw:layer="layout" svg:width="1.411cm" svg:height="1.058cm" svg:x="30.382cm" svg:y="32.526cm" svg:viewBox="0 0 1412 1059" draw:points="0,0 0,1059 1412,529">
          <text:p/>
        </draw:polygon>
        <draw:frame draw:style-name="gr5" draw:text-style-name="P5" draw:layer="layout" svg:width="0.586cm" svg:height="0.352cm" svg:x="30.48cm" svg:y="38.619cm">
          <draw:text-box>
            <text:p text:style-name="P4"><text:span text:style-name="T1">181</text:span></text:p>
          </draw:text-box>
        </draw:frame>
        <draw:polygon draw:style-name="gr2" draw:text-style-name="P2" draw:layer="layout" svg:width="1.411cm" svg:height="1.059cm" svg:x="30.382cm" svg:y="26.881cm" svg:viewBox="0 0 1412 1060" draw:points="1412,530 0,1060 0,0">
          <text:p/>
        </draw:polygon>
        <draw:polygon draw:style-name="gr3" draw:text-style-name="P3" draw:layer="layout" svg:width="1.411cm" svg:height="1.059cm" svg:x="30.382cm" svg:y="26.881cm" svg:viewBox="0 0 1412 1060" draw:points="1412,530 0,1060 0,0">
          <text:p/>
        </draw:polygon>
        <draw:polygon draw:style-name="gr4" draw:text-style-name="P3" draw:layer="layout" svg:width="1.411cm" svg:height="1.059cm" svg:x="30.382cm" svg:y="26.881cm" svg:viewBox="0 0 1412 1060" draw:points="0,0 0,1060 1412,530">
          <text:p/>
        </draw:polygon>
        <draw:frame draw:style-name="gr5" draw:text-style-name="P5" draw:layer="layout" svg:width="0.586cm" svg:height="0.352cm" svg:x="30.48cm" svg:y="32.974cm">
          <draw:text-box>
            <text:p text:style-name="P4"><text:span text:style-name="T1">182</text:span></text:p>
          </draw:text-box>
        </draw:frame>
        <draw:polygon draw:style-name="gr2" draw:text-style-name="P2" draw:layer="layout" svg:width="1.411cm" svg:height="1.058cm" svg:x="30.382cm" svg:y="24.059cm" svg:viewBox="0 0 1412 1059" draw:points="1412,529 0,1059 0,0">
          <text:p/>
        </draw:polygon>
        <draw:polygon draw:style-name="gr3" draw:text-style-name="P3" draw:layer="layout" svg:width="1.411cm" svg:height="1.058cm" svg:x="30.382cm" svg:y="24.059cm" svg:viewBox="0 0 1412 1059" draw:points="1412,529 0,1059 0,0">
          <text:p/>
        </draw:polygon>
        <draw:polygon draw:style-name="gr4" draw:text-style-name="P3" draw:layer="layout" svg:width="1.411cm" svg:height="1.058cm" svg:x="30.382cm" svg:y="24.059cm" svg:viewBox="0 0 1412 1059" draw:points="0,0 0,1059 1412,529">
          <text:p/>
        </draw:polygon>
        <draw:frame draw:style-name="gr5" draw:text-style-name="P5" draw:layer="layout" svg:width="0.586cm" svg:height="0.352cm" svg:x="30.48cm" svg:y="27.33cm">
          <draw:text-box>
            <text:p text:style-name="P4"><text:span text:style-name="T1">183</text:span></text:p>
          </draw:text-box>
        </draw:frame>
        <draw:polygon draw:style-name="gr2" draw:text-style-name="P2" draw:layer="layout" svg:width="1.411cm" svg:height="1.059cm" svg:x="30.382cm" svg:y="20.178cm" svg:viewBox="0 0 1412 1060" draw:points="1412,531 0,1060 0,0">
          <text:p/>
        </draw:polygon>
        <draw:polygon draw:style-name="gr3" draw:text-style-name="P3" draw:layer="layout" svg:width="1.411cm" svg:height="1.059cm" svg:x="30.382cm" svg:y="20.178cm" svg:viewBox="0 0 1412 1060" draw:points="1412,531 0,1060 0,0">
          <text:p/>
        </draw:polygon>
        <draw:polygon draw:style-name="gr4" draw:text-style-name="P3" draw:layer="layout" svg:width="1.411cm" svg:height="1.059cm" svg:x="30.382cm" svg:y="20.178cm" svg:viewBox="0 0 1412 1060" draw:points="0,0 0,1060 1412,531">
          <text:p/>
        </draw:polygon>
        <draw:frame draw:style-name="gr5" draw:text-style-name="P5" draw:layer="layout" svg:width="0.586cm" svg:height="0.352cm" svg:x="30.48cm" svg:y="24.508cm">
          <draw:text-box>
            <text:p text:style-name="P4"><text:span text:style-name="T1">184</text:span></text:p>
          </draw:text-box>
        </draw:frame>
        <draw:line draw:style-name="gr10" draw:text-style-name="P3" draw:layer="layout" svg:x1="30.234cm" svg:y1="12.946cm" svg:x2="29.668cm" svg:y2="13.194cm">
          <text:p/>
        </draw:line>
        <draw:line draw:style-name="gr10" draw:text-style-name="P3" draw:layer="layout" svg:x1="23.495cm" svg:y1="12.241cm" svg:x2="24.024cm" svg:y2="12.241cm">
          <text:p/>
        </draw:line>
        <draw:line draw:style-name="gr10" draw:text-style-name="P3" draw:layer="layout" svg:x1="24.024cm" svg:y1="12.241cm" svg:x2="24.024cm" svg:y2="13.193cm">
          <text:p/>
        </draw:line>
        <draw:line draw:style-name="gr10" draw:text-style-name="P3" draw:layer="layout" svg:x1="24.024cm" svg:y1="13.193cm" svg:x2="24.941cm" svg:y2="13.193cm">
          <text:p/>
        </draw:line>
        <draw:polygon draw:style-name="gr11" draw:text-style-name="P8" draw:layer="layout" svg:width="0.071cm" svg:height="0.07cm" svg:x="23.459cm" svg:y="12.206cm" svg:viewBox="0 0 72 71" draw:points="0,0 72,0 72,71 0,71">
          <text:p/>
        </draw:polygon>
        <draw:polygon draw:style-name="gr11" draw:text-style-name="P8" draw:layer="layout" svg:width="0.071cm" svg:height="0.07cm" svg:x="23.988cm" svg:y="12.206cm" svg:viewBox="0 0 72 71" draw:points="0,0 72,0 72,71 0,71">
          <text:p/>
        </draw:polygon>
        <draw:polygon draw:style-name="gr11" draw:text-style-name="P8" draw:layer="layout" svg:width="0.071cm" svg:height="0.071cm" svg:x="23.988cm" svg:y="13.158cm" svg:viewBox="0 0 72 72" draw:points="0,0 72,0 72,72 0,72">
          <text:p/>
        </draw:polygon>
        <draw:polygon draw:style-name="gr11" draw:text-style-name="P8" draw:layer="layout" svg:width="0.07cm" svg:height="0.071cm" svg:x="24.906cm" svg:y="13.158cm" svg:viewBox="0 0 71 72" draw:points="0,0 71,0 71,72 0,72">
          <text:p/>
        </draw:polygon>
        <draw:line draw:style-name="gr10" draw:text-style-name="P3" draw:layer="layout" svg:x1="21.766cm" svg:y1="12.241cm" svg:x2="21.237cm" svg:y2="12.241cm">
          <text:p/>
        </draw:line>
        <draw:line draw:style-name="gr10" draw:text-style-name="P3" draw:layer="layout" svg:x1="21.237cm" svg:y1="12.241cm" svg:x2="21.237cm" svg:y2="12.805cm">
          <text:p/>
        </draw:line>
        <draw:line draw:style-name="gr10" draw:text-style-name="P3" draw:layer="layout" svg:x1="21.237cm" svg:y1="12.805cm" svg:x2="20.743cm" svg:y2="12.805cm">
          <text:p/>
        </draw:line>
        <draw:polygon draw:style-name="gr11" draw:text-style-name="P8" draw:layer="layout" svg:width="0.07cm" svg:height="0.07cm" svg:x="21.731cm" svg:y="12.206cm" svg:viewBox="0 0 71 71" draw:points="0,0 71,0 71,71 0,71">
          <text:p/>
        </draw:polygon>
        <draw:polygon draw:style-name="gr11" draw:text-style-name="P8" draw:layer="layout" svg:width="0.071cm" svg:height="0.07cm" svg:x="21.201cm" svg:y="12.206cm" svg:viewBox="0 0 72 71" draw:points="0,0 72,0 72,71 0,71">
          <text:p/>
        </draw:polygon>
        <draw:polygon draw:style-name="gr11" draw:text-style-name="P8" draw:layer="layout" svg:width="0.071cm" svg:height="0.071cm" svg:x="21.201cm" svg:y="12.77cm" svg:viewBox="0 0 72 72" draw:points="0,0 72,0 72,72 0,72">
          <text:p/>
        </draw:polygon>
        <draw:polygon draw:style-name="gr11" draw:text-style-name="P8" draw:layer="layout" svg:width="0.07cm" svg:height="0.071cm" svg:x="20.708cm" svg:y="12.77cm" svg:viewBox="0 0 71 72" draw:points="0,0 71,0 71,72 0,72">
          <text:p/>
        </draw:polygon>
        <draw:line draw:style-name="gr10" draw:text-style-name="P3" draw:layer="layout" svg:x1="31.961cm" svg:y1="12.946cm" svg:x2="32.35cm" svg:y2="13.194cm">
          <text:p/>
        </draw:line>
        <draw:line draw:style-name="gr10" draw:text-style-name="P3" draw:layer="layout" svg:x1="30.234cm" svg:y1="20.708cm" svg:x2="29.668cm" svg:y2="20.814cm">
          <text:p/>
        </draw:line>
        <draw:line draw:style-name="gr10" draw:text-style-name="P3" draw:layer="layout" svg:x1="31.961cm" svg:y1="24.588cm" svg:x2="32.35cm" svg:y2="24.766cm">
          <text:p/>
        </draw:line>
        <draw:line draw:style-name="gr10" draw:text-style-name="P3" draw:layer="layout" svg:x1="30.234cm" svg:y1="24.588cm" svg:x2="29.668cm" svg:y2="24.766cm">
          <text:p/>
        </draw:line>
        <draw:line draw:style-name="gr10" draw:text-style-name="P3" draw:layer="layout" svg:x1="31.961cm" svg:y1="27.41cm" svg:x2="32.35cm" svg:y2="27.552cm">
          <text:p/>
        </draw:line>
        <draw:line draw:style-name="gr10" draw:text-style-name="P3" draw:layer="layout" svg:x1="30.234cm" svg:y1="27.41cm" svg:x2="29.668cm" svg:y2="27.552cm">
          <text:p/>
        </draw:line>
        <draw:line draw:style-name="gr10" draw:text-style-name="P3" draw:layer="layout" svg:x1="31.961cm" svg:y1="30.233cm" svg:x2="32.35cm" svg:y2="30.304cm">
          <text:p/>
        </draw:line>
        <draw:line draw:style-name="gr10" draw:text-style-name="P3" draw:layer="layout" svg:x1="30.234cm" svg:y1="30.233cm" svg:x2="29.668cm" svg:y2="30.304cm">
          <text:p/>
        </draw:line>
        <draw:line draw:style-name="gr10" draw:text-style-name="P3" draw:layer="layout" svg:x1="31.961cm" svg:y1="33.055cm" svg:x2="32.349cm" svg:y2="33.055cm">
          <text:p/>
        </draw:line>
        <draw:line draw:style-name="gr10" draw:text-style-name="P3" draw:layer="layout" svg:x1="30.233cm" svg:y1="33.055cm" svg:x2="29.668cm" svg:y2="33.055cm">
          <text:p/>
        </draw:line>
        <draw:line draw:style-name="gr10" draw:text-style-name="P3" draw:layer="layout" svg:x1="31.961cm" svg:y1="35.878cm" svg:x2="32.35cm" svg:y2="35.806cm">
          <text:p/>
        </draw:line>
        <draw:line draw:style-name="gr10" draw:text-style-name="P3" draw:layer="layout" svg:x1="30.234cm" svg:y1="35.878cm" svg:x2="29.668cm" svg:y2="35.806cm">
          <text:p/>
        </draw:line>
        <draw:line draw:style-name="gr10" draw:text-style-name="P3" draw:layer="layout" svg:x1="30.234cm" svg:y1="38.7cm" svg:x2="29.668cm" svg:y2="38.558cm">
          <text:p/>
        </draw:line>
        <draw:line draw:style-name="gr10" draw:text-style-name="P3" draw:layer="layout" svg:x1="31.961cm" svg:y1="38.7cm" svg:x2="32.35cm" svg:y2="38.558cm">
          <text:p/>
        </draw:line>
        <draw:line draw:style-name="gr10" draw:text-style-name="P3" draw:layer="layout" svg:x1="31.961cm" svg:y1="42.581cm" svg:x2="32.35cm" svg:y2="42.509cm">
          <text:p/>
        </draw:line>
        <draw:line draw:style-name="gr10" draw:text-style-name="P3" draw:layer="layout" svg:x1="30.234cm" svg:y1="42.581cm" svg:x2="29.668cm" svg:y2="42.509cm">
          <text:p/>
        </draw:line>
        <draw:line draw:style-name="gr10" draw:text-style-name="P3" draw:layer="layout" svg:x1="34.466cm" svg:y1="17.145cm" svg:x2="34.466cm" svg:y2="17.674cm">
          <text:p/>
        </draw:line>
        <draw:line draw:style-name="gr10" draw:text-style-name="P3" draw:layer="layout" svg:x1="34.466cm" svg:y1="17.674cm" svg:x2="34.713cm" svg:y2="17.674cm">
          <text:p/>
        </draw:line>
        <draw:line draw:style-name="gr10" draw:text-style-name="P3" draw:layer="layout" svg:x1="34.713cm" svg:y1="17.674cm" svg:x2="34.713cm" svg:y2="18.238cm">
          <text:p/>
        </draw:line>
        <draw:polygon draw:style-name="gr11" draw:text-style-name="P8" draw:layer="layout" svg:width="0.07cm" svg:height="0.071cm" svg:x="34.431cm" svg:y="17.109cm" svg:viewBox="0 0 71 72" draw:points="0,0 71,0 71,72 0,72">
          <text:p/>
        </draw:polygon>
        <draw:polygon draw:style-name="gr11" draw:text-style-name="P8" draw:layer="layout" svg:width="0.07cm" svg:height="0.071cm" svg:x="34.431cm" svg:y="17.638cm" svg:viewBox="0 0 71 72" draw:points="0,0 71,0 71,72 0,72">
          <text:p/>
        </draw:polygon>
        <draw:polygon draw:style-name="gr11" draw:text-style-name="P8" draw:layer="layout" svg:width="0.07cm" svg:height="0.071cm" svg:x="34.678cm" svg:y="17.638cm" svg:viewBox="0 0 71 72" draw:points="0,0 71,0 71,72 0,72">
          <text:p/>
        </draw:polygon>
        <draw:polygon draw:style-name="gr11" draw:text-style-name="P8" draw:layer="layout" svg:width="0.07cm" svg:height="0.07cm" svg:x="34.678cm" svg:y="18.203cm" svg:viewBox="0 0 71 71" draw:points="0,0 71,0 71,71 0,71">
          <text:p/>
        </draw:polygon>
        <draw:line draw:style-name="gr10" draw:text-style-name="P3" draw:layer="layout" svg:x1="31.961cm" svg:y1="50.695cm" svg:x2="32.35cm" svg:y2="50.588cm">
          <text:p/>
        </draw:line>
        <draw:line draw:style-name="gr10" draw:text-style-name="P3" draw:layer="layout" svg:x1="30.234cm" svg:y1="50.695cm" svg:x2="29.668cm" svg:y2="50.588cm">
          <text:p/>
        </draw:line>
        <draw:line draw:style-name="gr10" draw:text-style-name="P3" draw:layer="layout" svg:x1="23.847cm" svg:y1="50.694cm" svg:x2="24.376cm" svg:y2="50.694cm">
          <text:p/>
        </draw:line>
        <draw:line draw:style-name="gr10" draw:text-style-name="P3" draw:layer="layout" svg:x1="24.376cm" svg:y1="50.694cm" svg:x2="24.376cm" svg:y2="50.588cm">
          <text:p/>
        </draw:line>
        <draw:line draw:style-name="gr10" draw:text-style-name="P3" draw:layer="layout" svg:x1="24.376cm" svg:y1="50.588cm" svg:x2="24.941cm" svg:y2="50.588cm">
          <text:p/>
        </draw:line>
        <draw:polygon draw:style-name="gr11" draw:text-style-name="P8" draw:layer="layout" svg:width="0.071cm" svg:height="0.071cm" svg:x="23.812cm" svg:y="50.658cm" svg:viewBox="0 0 72 72" draw:points="0,0 72,0 72,72 0,72">
          <text:p/>
        </draw:polygon>
        <draw:polygon draw:style-name="gr11" draw:text-style-name="P8" draw:layer="layout" svg:width="0.071cm" svg:height="0.071cm" svg:x="24.341cm" svg:y="50.658cm" svg:viewBox="0 0 72 72" draw:points="0,0 72,0 72,72 0,72">
          <text:p/>
        </draw:polygon>
        <draw:polygon draw:style-name="gr11" draw:text-style-name="P8" draw:layer="layout" svg:width="0.071cm" svg:height="0.07cm" svg:x="24.341cm" svg:y="50.553cm" svg:viewBox="0 0 72 71" draw:points="0,0 72,0 72,71 0,71">
          <text:p/>
        </draw:polygon>
        <draw:polygon draw:style-name="gr11" draw:text-style-name="P8" draw:layer="layout" svg:width="0.07cm" svg:height="0.07cm" svg:x="24.906cm" svg:y="50.553cm" svg:viewBox="0 0 71 71" draw:points="0,0 71,0 71,71 0,71">
          <text:p/>
        </draw:polygon>
        <draw:line draw:style-name="gr10" draw:text-style-name="P3" draw:layer="layout" svg:x1="27.058cm" svg:y1="15.416cm" svg:x2="27.058cm" svg:y2="14.887cm">
          <text:p/>
        </draw:line>
        <draw:line draw:style-name="gr10" draw:text-style-name="P3" draw:layer="layout" svg:x1="27.058cm" svg:y1="14.887cm" svg:x2="27.305cm" svg:y2="14.887cm">
          <text:p/>
        </draw:line>
        <draw:line draw:style-name="gr10" draw:text-style-name="P3" draw:layer="layout" svg:x1="27.305cm" svg:y1="14.887cm" svg:x2="27.305cm" svg:y2="14.216cm">
          <text:p/>
        </draw:line>
        <draw:polygon draw:style-name="gr11" draw:text-style-name="P8" draw:layer="layout" svg:width="0.071cm" svg:height="0.07cm" svg:x="27.022cm" svg:y="15.381cm" svg:viewBox="0 0 72 71" draw:points="0,0 72,0 72,71 0,71">
          <text:p/>
        </draw:polygon>
        <draw:polygon draw:style-name="gr11" draw:text-style-name="P8" draw:layer="layout" svg:width="0.071cm" svg:height="0.071cm" svg:x="27.022cm" svg:y="14.851cm" svg:viewBox="0 0 72 72" draw:points="0,0 72,0 72,72 0,72">
          <text:p/>
        </draw:polygon>
        <draw:polygon draw:style-name="gr11" draw:text-style-name="P8" draw:layer="layout" svg:width="0.071cm" svg:height="0.071cm" svg:x="27.269cm" svg:y="14.851cm" svg:viewBox="0 0 72 72" draw:points="0,0 72,0 72,72 0,72">
          <text:p/>
        </draw:polygon>
        <draw:polygon draw:style-name="gr11" draw:text-style-name="P8" draw:layer="layout" svg:width="0.071cm" svg:height="0.071cm" svg:x="27.269cm" svg:y="14.181cm" svg:viewBox="0 0 72 72" draw:points="0,0 72,0 72,72 0,72">
          <text:p/>
        </draw:polygon>
        <draw:line draw:style-name="gr10" draw:text-style-name="P3" draw:layer="layout" svg:x1="34.466cm" svg:y1="46.46cm" svg:x2="34.466cm" svg:y2="45.931cm">
          <text:p/>
        </draw:line>
        <draw:line draw:style-name="gr10" draw:text-style-name="P3" draw:layer="layout" svg:x1="34.466cm" svg:y1="45.931cm" svg:x2="34.713cm" svg:y2="45.931cm">
          <text:p/>
        </draw:line>
        <draw:line draw:style-name="gr10" draw:text-style-name="P3" draw:layer="layout" svg:x1="34.713cm" svg:y1="45.931cm" svg:x2="34.713cm" svg:y2="45.155cm">
          <text:p/>
        </draw:line>
        <draw:polygon draw:style-name="gr11" draw:text-style-name="P8" draw:layer="layout" svg:width="0.07cm" svg:height="0.071cm" svg:x="34.431cm" svg:y="46.425cm" svg:viewBox="0 0 71 72" draw:points="0,0 71,0 71,72 0,72">
          <text:p/>
        </draw:polygon>
        <draw:polygon draw:style-name="gr11" draw:text-style-name="P8" draw:layer="layout" svg:width="0.07cm" svg:height="0.07cm" svg:x="34.431cm" svg:y="45.896cm" svg:viewBox="0 0 71 71" draw:points="0,0 71,0 71,71 0,71">
          <text:p/>
        </draw:polygon>
        <draw:polygon draw:style-name="gr11" draw:text-style-name="P8" draw:layer="layout" svg:width="0.07cm" svg:height="0.07cm" svg:x="34.678cm" svg:y="45.896cm" svg:viewBox="0 0 71 71" draw:points="0,0 71,0 71,71 0,71">
          <text:p/>
        </draw:polygon>
        <draw:polygon draw:style-name="gr11" draw:text-style-name="P8" draw:layer="layout" svg:width="0.07cm" svg:height="0.07cm" svg:x="34.678cm" svg:y="45.12cm" svg:viewBox="0 0 71 71" draw:points="0,0 71,0 71,71 0,71">
          <text:p/>
        </draw:polygon>
        <draw:line draw:style-name="gr10" draw:text-style-name="P3" draw:layer="layout" svg:x1="27.058cm" svg:y1="17.145cm" svg:x2="27.058cm" svg:y2="17.674cm">
          <text:p/>
        </draw:line>
        <draw:line draw:style-name="gr10" draw:text-style-name="P3" draw:layer="layout" svg:x1="27.058cm" svg:y1="17.674cm" svg:x2="27.305cm" svg:y2="17.674cm">
          <text:p/>
        </draw:line>
        <draw:line draw:style-name="gr10" draw:text-style-name="P3" draw:layer="layout" svg:x1="27.305cm" svg:y1="17.674cm" svg:x2="27.305cm" svg:y2="18.238cm">
          <text:p/>
        </draw:line>
        <draw:polygon draw:style-name="gr11" draw:text-style-name="P8" draw:layer="layout" svg:width="0.071cm" svg:height="0.071cm" svg:x="27.022cm" svg:y="17.109cm" svg:viewBox="0 0 72 72" draw:points="0,0 72,0 72,72 0,72">
          <text:p/>
        </draw:polygon>
        <draw:polygon draw:style-name="gr11" draw:text-style-name="P8" draw:layer="layout" svg:width="0.071cm" svg:height="0.071cm" svg:x="27.022cm" svg:y="17.638cm" svg:viewBox="0 0 72 72" draw:points="0,0 72,0 72,72 0,72">
          <text:p/>
        </draw:polygon>
        <draw:polygon draw:style-name="gr11" draw:text-style-name="P8" draw:layer="layout" svg:width="0.071cm" svg:height="0.071cm" svg:x="27.269cm" svg:y="17.638cm" svg:viewBox="0 0 72 72" draw:points="0,0 72,0 72,72 0,72">
          <text:p/>
        </draw:polygon>
        <draw:polygon draw:style-name="gr11" draw:text-style-name="P8" draw:layer="layout" svg:width="0.071cm" svg:height="0.07cm" svg:x="27.269cm" svg:y="18.203cm" svg:viewBox="0 0 72 71" draw:points="0,0 72,0 72,71 0,71">
          <text:p/>
        </draw:polygon>
        <draw:line draw:style-name="gr10" draw:text-style-name="P3" draw:layer="layout" svg:x1="34.466cm" svg:y1="48.189cm" svg:x2="34.466cm" svg:y2="48.718cm">
          <text:p/>
        </draw:line>
        <draw:line draw:style-name="gr10" draw:text-style-name="P3" draw:layer="layout" svg:x1="34.466cm" svg:y1="48.718cm" svg:x2="34.713cm" svg:y2="48.718cm">
          <text:p/>
        </draw:line>
        <draw:line draw:style-name="gr10" draw:text-style-name="P3" draw:layer="layout" svg:x1="34.713cm" svg:y1="48.718cm" svg:x2="34.713cm" svg:y2="49.635cm">
          <text:p/>
        </draw:line>
        <draw:polygon draw:style-name="gr11" draw:text-style-name="P8" draw:layer="layout" svg:width="0.07cm" svg:height="0.07cm" svg:x="34.431cm" svg:y="48.154cm" svg:viewBox="0 0 71 71" draw:points="0,0 71,0 71,71 0,71">
          <text:p/>
        </draw:polygon>
        <draw:polygon draw:style-name="gr11" draw:text-style-name="P8" draw:layer="layout" svg:width="0.07cm" svg:height="0.07cm" svg:x="34.431cm" svg:y="48.683cm" svg:viewBox="0 0 71 71" draw:points="0,0 71,0 71,71 0,71">
          <text:p/>
        </draw:polygon>
        <draw:polygon draw:style-name="gr11" draw:text-style-name="P8" draw:layer="layout" svg:width="0.07cm" svg:height="0.07cm" svg:x="34.678cm" svg:y="48.683cm" svg:viewBox="0 0 71 71" draw:points="0,0 71,0 71,71 0,71">
          <text:p/>
        </draw:polygon>
        <draw:polygon draw:style-name="gr11" draw:text-style-name="P8" draw:layer="layout" svg:width="0.07cm" svg:height="0.071cm" svg:x="34.678cm" svg:y="49.6cm" svg:viewBox="0 0 71 72" draw:points="0,0 71,0 71,72 0,72">
          <text:p/>
        </draw:polygon>
        <draw:line draw:style-name="gr10" draw:text-style-name="P3" draw:layer="layout" svg:x1="27.058cm" svg:y1="48.189cm" svg:x2="27.058cm" svg:y2="48.718cm">
          <text:p/>
        </draw:line>
        <draw:line draw:style-name="gr10" draw:text-style-name="P3" draw:layer="layout" svg:x1="27.058cm" svg:y1="48.718cm" svg:x2="27.305cm" svg:y2="48.718cm">
          <text:p/>
        </draw:line>
        <draw:line draw:style-name="gr10" draw:text-style-name="P3" draw:layer="layout" svg:x1="27.305cm" svg:y1="48.718cm" svg:x2="27.305cm" svg:y2="49.635cm">
          <text:p/>
        </draw:line>
        <draw:polygon draw:style-name="gr11" draw:text-style-name="P8" draw:layer="layout" svg:width="0.071cm" svg:height="0.07cm" svg:x="27.022cm" svg:y="48.154cm" svg:viewBox="0 0 72 71" draw:points="0,0 72,0 72,71 0,71">
          <text:p/>
        </draw:polygon>
        <draw:polygon draw:style-name="gr11" draw:text-style-name="P8" draw:layer="layout" svg:width="0.071cm" svg:height="0.07cm" svg:x="27.022cm" svg:y="48.683cm" svg:viewBox="0 0 72 71" draw:points="0,0 72,0 72,71 0,71">
          <text:p/>
        </draw:polygon>
        <draw:polygon draw:style-name="gr11" draw:text-style-name="P8" draw:layer="layout" svg:width="0.071cm" svg:height="0.07cm" svg:x="27.269cm" svg:y="48.683cm" svg:viewBox="0 0 72 71" draw:points="0,0 72,0 72,71 0,71">
          <text:p/>
        </draw:polygon>
        <draw:polygon draw:style-name="gr11" draw:text-style-name="P8" draw:layer="layout" svg:width="0.071cm" svg:height="0.071cm" svg:x="27.269cm" svg:y="49.6cm" svg:viewBox="0 0 72 72" draw:points="0,0 72,0 72,72 0,72">
          <text:p/>
        </draw:polygon>
        <draw:line draw:style-name="gr10" draw:text-style-name="P3" draw:layer="layout" svg:x1="34.466cm" svg:y1="15.416cm" svg:x2="34.466cm" svg:y2="14.887cm">
          <text:p/>
        </draw:line>
        <draw:line draw:style-name="gr10" draw:text-style-name="P3" draw:layer="layout" svg:x1="34.466cm" svg:y1="14.887cm" svg:x2="34.713cm" svg:y2="14.887cm">
          <text:p/>
        </draw:line>
        <draw:line draw:style-name="gr10" draw:text-style-name="P3" draw:layer="layout" svg:x1="34.713cm" svg:y1="14.887cm" svg:x2="34.713cm" svg:y2="14.216cm">
          <text:p/>
        </draw:line>
        <draw:polygon draw:style-name="gr11" draw:text-style-name="P8" draw:layer="layout" svg:width="0.07cm" svg:height="0.07cm" svg:x="34.431cm" svg:y="15.381cm" svg:viewBox="0 0 71 71" draw:points="0,0 71,0 71,71 0,71">
          <text:p/>
        </draw:polygon>
        <draw:polygon draw:style-name="gr11" draw:text-style-name="P8" draw:layer="layout" svg:width="0.07cm" svg:height="0.071cm" svg:x="34.431cm" svg:y="14.851cm" svg:viewBox="0 0 71 72" draw:points="0,0 71,0 71,72 0,72">
          <text:p/>
        </draw:polygon>
        <draw:polygon draw:style-name="gr11" draw:text-style-name="P8" draw:layer="layout" svg:width="0.07cm" svg:height="0.071cm" svg:x="34.678cm" svg:y="14.851cm" svg:viewBox="0 0 71 72" draw:points="0,0 71,0 71,72 0,72">
          <text:p/>
        </draw:polygon>
        <draw:polygon draw:style-name="gr11" draw:text-style-name="P8" draw:layer="layout" svg:width="0.07cm" svg:height="0.071cm" svg:x="34.678cm" svg:y="14.181cm" svg:viewBox="0 0 71 72" draw:points="0,0 71,0 71,72 0,72">
          <text:p/>
        </draw:polygon>
        <draw:line draw:style-name="gr10" draw:text-style-name="P3" draw:layer="layout" svg:x1="27.058cm" svg:y1="46.46cm" svg:x2="27.058cm" svg:y2="45.931cm">
          <text:p/>
        </draw:line>
        <draw:line draw:style-name="gr10" draw:text-style-name="P3" draw:layer="layout" svg:x1="27.058cm" svg:y1="45.931cm" svg:x2="27.305cm" svg:y2="45.931cm">
          <text:p/>
        </draw:line>
        <draw:line draw:style-name="gr10" draw:text-style-name="P3" draw:layer="layout" svg:x1="27.305cm" svg:y1="45.931cm" svg:x2="27.305cm" svg:y2="45.155cm">
          <text:p/>
        </draw:line>
        <draw:polygon draw:style-name="gr11" draw:text-style-name="P8" draw:layer="layout" svg:width="0.071cm" svg:height="0.071cm" svg:x="27.022cm" svg:y="46.425cm" svg:viewBox="0 0 72 72" draw:points="0,0 72,0 72,72 0,72">
          <text:p/>
        </draw:polygon>
        <draw:polygon draw:style-name="gr11" draw:text-style-name="P8" draw:layer="layout" svg:width="0.071cm" svg:height="0.07cm" svg:x="27.022cm" svg:y="45.896cm" svg:viewBox="0 0 72 71" draw:points="0,0 72,0 72,71 0,71">
          <text:p/>
        </draw:polygon>
        <draw:polygon draw:style-name="gr11" draw:text-style-name="P8" draw:layer="layout" svg:width="0.071cm" svg:height="0.07cm" svg:x="27.269cm" svg:y="45.896cm" svg:viewBox="0 0 72 71" draw:points="0,0 72,0 72,71 0,71">
          <text:p/>
        </draw:polygon>
        <draw:polygon draw:style-name="gr11" draw:text-style-name="P8" draw:layer="layout" svg:width="0.071cm" svg:height="0.07cm" svg:x="27.269cm" svg:y="45.12cm" svg:viewBox="0 0 72 71" draw:points="0,0 72,0 72,71 0,71">
          <text:p/>
        </draw:polygon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13.652cm" svg:y1="50.694cm" svg:x2="13.158cm" svg:y2="50.694cm">
          <text:p/>
        </draw:line>
        <draw:line draw:style-name="gr10" draw:text-style-name="P3" draw:layer="layout" svg:x1="10.16cm" svg:y1="46.601cm" svg:x2="10.16cm" svg:y2="47.131cm">
          <text:p/>
        </draw:line>
        <draw:polyline draw:style-name="gr10" draw:text-style-name="P3" draw:layer="layout" svg:width="0cm" svg:height="0cm" svg:x="10.16cm" svg:y="47.131cm" svg:viewBox="0 0 0 0" draw:points="0,0">
          <text:p/>
        </draw:polyline>
        <draw:line draw:style-name="gr10" draw:text-style-name="P3" draw:layer="layout" svg:x1="10.16cm" svg:y1="47.131cm" svg:x2="10.16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836cm" svg:viewBox="0 0 72 72" draw:points="0,0 72,0 72,72 0,72">
          <text:p/>
        </draw:polygon>
        <draw:line draw:style-name="gr10" draw:text-style-name="P3" draw:layer="layout" svg:x1="9.207cm" svg:y1="16.615cm" svg:x2="9.384cm" svg:y2="17.181cm">
          <text:p/>
        </draw:line>
        <draw:line draw:style-name="gr10" draw:text-style-name="P3" draw:layer="layout" svg:x1="9.207cm" svg:y1="15.769cm" svg:x2="9.207cm" svg:y2="15.24cm">
          <text:p/>
        </draw:line>
        <draw:line draw:style-name="gr10" draw:text-style-name="P3" draw:layer="layout" svg:x1="9.207cm" svg:y1="15.24cm" svg:x2="9.313cm" svg:y2="15.24cm">
          <text:p/>
        </draw:line>
        <draw:line draw:style-name="gr10" draw:text-style-name="P3" draw:layer="layout" svg:x1="9.313cm" svg:y1="15.24cm" svg:x2="9.313cm" svg:y2="14.605cm">
          <text:p/>
        </draw:line>
        <draw:polygon draw:style-name="gr11" draw:text-style-name="P8" draw:layer="layout" svg:width="0.07cm" svg:height="0.071cm" svg:x="9.172cm" svg:y="15.733cm" svg:viewBox="0 0 71 72" draw:points="0,0 71,0 71,72 0,72">
          <text:p/>
        </draw:polygon>
        <draw:polygon draw:style-name="gr11" draw:text-style-name="P8" draw:layer="layout" svg:width="0.07cm" svg:height="0.071cm" svg:x="9.172cm" svg:y="15.204cm" svg:viewBox="0 0 71 72" draw:points="0,0 71,0 71,72 0,72">
          <text:p/>
        </draw:polygon>
        <draw:polygon draw:style-name="gr11" draw:text-style-name="P8" draw:layer="layout" svg:width="0.07cm" svg:height="0.071cm" svg:x="9.278cm" svg:y="15.204cm" svg:viewBox="0 0 71 72" draw:points="0,0 71,0 71,72 0,72">
          <text:p/>
        </draw:polygon>
        <draw:polygon draw:style-name="gr11" draw:text-style-name="P8" draw:layer="layout" svg:width="0.07cm" svg:height="0.071cm" svg:x="9.278cm" svg:y="14.569cm" svg:viewBox="0 0 71 72" draw:points="0,0 71,0 71,72 0,72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5.75cm" svg:y1="42.933cm" svg:x2="5.75cm" svg:y2="42.403cm">
          <text:p/>
        </draw:line>
        <draw:line draw:style-name="gr10" draw:text-style-name="P3" draw:layer="layout" svg:x1="5.75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715cm" svg:y="42.897cm" svg:viewBox="0 0 71 72" draw:points="0,0 71,0 71,72 0,72">
          <text:p/>
        </draw:polygon>
        <draw:polygon draw:style-name="gr11" draw:text-style-name="P8" draw:layer="layout" svg:width="0.07cm" svg:height="0.071cm" svg:x="5.715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5.362cm" svg:y1="42.933cm" svg:x2="5.362cm" svg:y2="42.403cm">
          <text:p/>
        </draw:line>
        <draw:line draw:style-name="gr10" draw:text-style-name="P3" draw:layer="layout" svg:x1="5.362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1cm" svg:height="0.071cm" svg:x="5.326cm" svg:y="42.897cm" svg:viewBox="0 0 72 72" draw:points="0,0 72,0 72,72 0,72">
          <text:p/>
        </draw:polygon>
        <draw:polygon draw:style-name="gr11" draw:text-style-name="P8" draw:layer="layout" svg:width="0.071cm" svg:height="0.071cm" svg:x="5.326cm" svg:y="42.368cm" svg:viewBox="0 0 72 72" draw:points="0,0 72,0 72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4.974cm" svg:y1="42.933cm" svg:x2="4.974cm" svg:y2="42.403cm">
          <text:p/>
        </draw:line>
        <draw:line draw:style-name="gr10" draw:text-style-name="P3" draw:layer="layout" svg:x1="4.974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1cm" svg:height="0.071cm" svg:x="4.938cm" svg:y="42.897cm" svg:viewBox="0 0 72 72" draw:points="0,0 72,0 72,72 0,72">
          <text:p/>
        </draw:polygon>
        <draw:polygon draw:style-name="gr11" draw:text-style-name="P8" draw:layer="layout" svg:width="0.071cm" svg:height="0.071cm" svg:x="4.938cm" svg:y="42.368cm" svg:viewBox="0 0 72 72" draw:points="0,0 72,0 72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4.233cm" svg:y1="42.933cm" svg:x2="4.233cm" svg:y2="42.403cm">
          <text:p/>
        </draw:line>
        <draw:line draw:style-name="gr10" draw:text-style-name="P3" draw:layer="layout" svg:x1="4.233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4.198cm" svg:y="42.897cm" svg:viewBox="0 0 71 72" draw:points="0,0 71,0 71,72 0,72">
          <text:p/>
        </draw:polygon>
        <draw:polygon draw:style-name="gr11" draw:text-style-name="P8" draw:layer="layout" svg:width="0.07cm" svg:height="0.071cm" svg:x="4.198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3.845cm" svg:y1="42.933cm" svg:x2="3.845cm" svg:y2="42.403cm">
          <text:p/>
        </draw:line>
        <draw:line draw:style-name="gr10" draw:text-style-name="P3" draw:layer="layout" svg:x1="3.845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81cm" svg:y="42.897cm" svg:viewBox="0 0 71 72" draw:points="0,0 71,0 71,72 0,72">
          <text:p/>
        </draw:polygon>
        <draw:polygon draw:style-name="gr11" draw:text-style-name="P8" draw:layer="layout" svg:width="0.07cm" svg:height="0.071cm" svg:x="3.81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5.256cm" svg:y1="24.376cm" svg:x2="5.256cm" svg:y2="24.941cm">
          <text:p/>
        </draw:line>
        <draw:line draw:style-name="gr10" draw:text-style-name="P3" draw:layer="layout" svg:x1="3.457cm" svg:y1="42.933cm" svg:x2="3.457cm" svg:y2="42.403cm">
          <text:p/>
        </draw:line>
        <draw:line draw:style-name="gr10" draw:text-style-name="P3" draw:layer="layout" svg:x1="3.457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1cm" svg:height="0.071cm" svg:x="3.421cm" svg:y="42.897cm" svg:viewBox="0 0 72 72" draw:points="0,0 72,0 72,72 0,72">
          <text:p/>
        </draw:polygon>
        <draw:polygon draw:style-name="gr11" draw:text-style-name="P8" draw:layer="layout" svg:width="0.071cm" svg:height="0.071cm" svg:x="3.421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7.994cm" svg:x2="6.42cm" svg:y2="37.5cm">
          <text:p/>
        </draw:line>
        <draw:line draw:style-name="gr10" draw:text-style-name="P3" draw:layer="layout" svg:x1="5.256cm" svg:y1="37.994cm" svg:x2="5.256cm" svg:y2="37.5cm">
          <text:p/>
        </draw:line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4.198cm" svg:y1="37.994cm" svg:x2="4.198cm" svg:y2="37.5cm">
          <text:p/>
        </draw:line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7.994cm" svg:x2="7.443cm" svg:y2="37.5cm">
          <text:p/>
        </draw:line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7.994cm" svg:x2="8.501cm" svg:y2="37.5cm">
          <text:p/>
        </draw:line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6.42cm" svg:y1="24.376cm" svg:x2="6.42cm" svg:y2="24.941cm">
          <text:p/>
        </draw:line>
        <draw:line draw:style-name="gr10" draw:text-style-name="P3" draw:layer="layout" svg:x1="4.198cm" svg:y1="24.376cm" svg:x2="4.198cm" svg:y2="24.941cm">
          <text:p/>
        </draw:line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3.21cm" svg:y1="24.376cm" svg:x2="3.21cm" svg:y2="24.941cm">
          <text:p/>
        </draw:line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2" draw:text-style-name="P3" draw:layer="layout" svg:x1="3.527cm" svg:y1="20.073cm" svg:x2="3.527cm" svg:y2="20.602cm">
          <text:p/>
        </draw:line>
        <draw:line draw:style-name="gr12" draw:text-style-name="P3" draw:layer="layout" svg:x1="3.527cm" svg:y1="20.602cm" svg:x2="3.21cm" svg:y2="20.602cm">
          <text:p/>
        </draw:line>
        <draw:line draw:style-name="gr12" draw:text-style-name="P3" draw:layer="layout" svg:x1="3.21cm" svg:y1="20.602cm" svg:x2="3.21cm" svg:y2="22.119cm">
          <text:p/>
        </draw:line>
        <draw:line draw:style-name="gr12" draw:text-style-name="P3" draw:layer="layout" svg:x1="3.386cm" svg:y1="19.931cm" svg:x2="3.668cm" svg:y2="19.931cm">
          <text:p/>
        </draw:line>
        <draw:line draw:style-name="gr12" draw:text-style-name="P3" draw:layer="layout" svg:x1="3.704cm" svg:y1="19.931cm" svg:x2="3.704cm" svg:y2="20.214cm">
          <text:p/>
        </draw:line>
        <draw:line draw:style-name="gr12" draw:text-style-name="P3" draw:layer="layout" svg:x1="3.704cm" svg:y1="20.249cm" svg:x2="3.421cm" svg:y2="20.249cm">
          <text:p/>
        </draw:line>
        <draw:line draw:style-name="gr12" draw:text-style-name="P3" draw:layer="layout" svg:x1="3.386cm" svg:y1="20.249cm" svg:x2="3.386cm" svg:y2="19.967cm">
          <text:p/>
        </draw:line>
        <draw:line draw:style-name="gr12" draw:text-style-name="P3" draw:layer="layout" svg:x1="3.386cm" svg:y1="20.461cm" svg:x2="3.668cm" svg:y2="20.461cm">
          <text:p/>
        </draw:line>
        <draw:line draw:style-name="gr12" draw:text-style-name="P3" draw:layer="layout" svg:x1="3.704cm" svg:y1="20.461cm" svg:x2="3.704cm" svg:y2="20.743cm">
          <text:p/>
        </draw:line>
        <draw:line draw:style-name="gr12" draw:text-style-name="P3" draw:layer="layout" svg:x1="3.704cm" svg:y1="20.778cm" svg:x2="3.421cm" svg:y2="20.778cm">
          <text:p/>
        </draw:line>
        <draw:line draw:style-name="gr12" draw:text-style-name="P3" draw:layer="layout" svg:x1="3.386cm" svg:y1="20.778cm" svg:x2="3.386cm" svg:y2="20.496cm">
          <text:p/>
        </draw:line>
        <draw:line draw:style-name="gr12" draw:text-style-name="P3" draw:layer="layout" svg:x1="3.069cm" svg:y1="20.461cm" svg:x2="3.351cm" svg:y2="20.461cm">
          <text:p/>
        </draw:line>
        <draw:line draw:style-name="gr12" draw:text-style-name="P3" draw:layer="layout" svg:x1="3.386cm" svg:y1="20.461cm" svg:x2="3.386cm" svg:y2="20.743cm">
          <text:p/>
        </draw:line>
        <draw:line draw:style-name="gr12" draw:text-style-name="P3" draw:layer="layout" svg:x1="3.386cm" svg:y1="20.778cm" svg:x2="3.104cm" svg:y2="20.778cm">
          <text:p/>
        </draw:line>
        <draw:line draw:style-name="gr12" draw:text-style-name="P3" draw:layer="layout" svg:x1="3.069cm" svg:y1="20.778cm" svg:x2="3.069cm" svg:y2="20.496cm">
          <text:p/>
        </draw:line>
        <draw:line draw:style-name="gr12" draw:text-style-name="P3" draw:layer="layout" svg:x1="3.069cm" svg:y1="21.978cm" svg:x2="3.351cm" svg:y2="21.978cm">
          <text:p/>
        </draw:line>
        <draw:line draw:style-name="gr12" draw:text-style-name="P3" draw:layer="layout" svg:x1="3.386cm" svg:y1="21.978cm" svg:x2="3.386cm" svg:y2="22.26cm">
          <text:p/>
        </draw:line>
        <draw:line draw:style-name="gr12" draw:text-style-name="P3" draw:layer="layout" svg:x1="3.386cm" svg:y1="22.295cm" svg:x2="3.104cm" svg:y2="22.295cm">
          <text:p/>
        </draw:line>
        <draw:line draw:style-name="gr12" draw:text-style-name="P3" draw:layer="layout" svg:x1="3.069cm" svg:y1="22.295cm" svg:x2="3.069cm" svg:y2="22.013cm">
          <text:p/>
        </draw:line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2.187cm" svg:y1="37.994cm" svg:x2="2.187cm" svg:y2="37.5cm">
          <text:p/>
        </draw:line>
        <draw:line draw:style-name="gr10" draw:text-style-name="P3" draw:layer="layout" svg:x1="2.187cm" svg:y1="23.53cm" svg:x2="2.187cm" svg:y2="23.001cm">
          <text:p/>
        </draw:line>
        <draw:polyline draw:style-name="gr10" draw:text-style-name="P3" draw:layer="layout" svg:width="0cm" svg:height="0cm" svg:x="2.187cm" svg:y="23.001cm" svg:viewBox="0 0 0 0" draw:points="0,0">
          <text:p/>
        </draw:polyline>
        <draw:line draw:style-name="gr10" draw:text-style-name="P3" draw:layer="layout" svg:x1="2.187cm" svg:y1="23.001cm" svg:x2="2.187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cm" svg:x="2.151cm" svg:y="22.86cm" svg:viewBox="0 0 72 71" draw:points="0,0 72,0 72,71 0,71">
          <text:p/>
        </draw:polygon>
        <draw:line draw:style-name="gr10" draw:text-style-name="P3" draw:layer="layout" svg:x1="2.187cm" svg:y1="24.376cm" svg:x2="2.187cm" svg:y2="24.941cm">
          <text:p/>
        </draw:line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22.119cm" svg:y1="50.694cm" svg:x2="21.59cm" svg:y2="50.694cm">
          <text:p/>
        </draw:line>
        <draw:line draw:style-name="gr10" draw:text-style-name="P3" draw:layer="layout" svg:x1="21.59cm" svg:y1="50.694cm" svg:x2="21.59cm" svg:y2="49.494cm">
          <text:p/>
        </draw:line>
        <draw:line draw:style-name="gr10" draw:text-style-name="P3" draw:layer="layout" svg:x1="21.59cm" svg:y1="49.494cm" svg:x2="21.272cm" svg:y2="49.494cm">
          <text:p/>
        </draw:line>
        <draw:polygon draw:style-name="gr11" draw:text-style-name="P8" draw:layer="layout" svg:width="0.071cm" svg:height="0.071cm" svg:x="22.083cm" svg:y="50.658cm" svg:viewBox="0 0 72 72" draw:points="0,0 72,0 72,72 0,72">
          <text:p/>
        </draw:polygon>
        <draw:polygon draw:style-name="gr11" draw:text-style-name="P8" draw:layer="layout" svg:width="0.071cm" svg:height="0.071cm" svg:x="21.554cm" svg:y="50.658cm" svg:viewBox="0 0 72 72" draw:points="0,0 72,0 72,72 0,72">
          <text:p/>
        </draw:polygon>
        <draw:polygon draw:style-name="gr11" draw:text-style-name="P8" draw:layer="layout" svg:width="0.071cm" svg:height="0.071cm" svg:x="21.554cm" svg:y="49.459cm" svg:viewBox="0 0 72 72" draw:points="0,0 72,0 72,72 0,72">
          <text:p/>
        </draw:polygon>
        <draw:polygon draw:style-name="gr11" draw:text-style-name="P8" draw:layer="layout" svg:width="0.07cm" svg:height="0.071cm" svg:x="21.237cm" svg:y="49.459cm" svg:viewBox="0 0 71 72" draw:points="0,0 71,0 71,72 0,72">
          <text:p/>
        </draw:polygon>
        <draw:line draw:style-name="gr10" draw:text-style-name="P3" draw:layer="layout" svg:x1="10.16cm" svg:y1="45.755cm" svg:x2="10.16cm" svg:y2="45.226cm">
          <text:p/>
        </draw:line>
        <draw:polyline draw:style-name="gr10" draw:text-style-name="P3" draw:layer="layout" svg:width="0cm" svg:height="0cm" svg:x="10.16cm" svg:y="45.226cm" svg:viewBox="0 0 0 0" draw:points="0,0">
          <text:p/>
        </draw:polyline>
        <draw:line draw:style-name="gr10" draw:text-style-name="P3" draw:layer="layout" svg:x1="10.16cm" svg:y1="45.226cm" svg:x2="10.16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cm" svg:x="10.124cm" svg:y="45.085cm" svg:viewBox="0 0 72 71" draw:points="0,0 72,0 72,71 0,71">
          <text:p/>
        </draw:polygon>
        <draw:line draw:style-name="gr10" draw:text-style-name="P3" draw:layer="layout" svg:x1="15.028cm" svg:y1="11.535cm" svg:x2="15.557cm" svg:y2="11.535cm">
          <text:p/>
        </draw:line>
        <draw:line draw:style-name="gr10" draw:text-style-name="P3" draw:layer="layout" svg:x1="15.557cm" svg:y1="11.535cm" svg:x2="15.557cm" svg:y2="12.805cm">
          <text:p/>
        </draw:line>
        <draw:line draw:style-name="gr10" draw:text-style-name="P3" draw:layer="layout" svg:x1="15.557cm" svg:y1="12.805cm" svg:x2="15.945cm" svg:y2="12.805cm">
          <text:p/>
        </draw:line>
        <draw:polygon draw:style-name="gr11" draw:text-style-name="P8" draw:layer="layout" svg:width="0.07cm" svg:height="0.071cm" svg:x="14.993cm" svg:y="11.5cm" svg:viewBox="0 0 71 72" draw:points="0,0 71,0 71,72 0,72">
          <text:p/>
        </draw:polygon>
        <draw:polygon draw:style-name="gr11" draw:text-style-name="P8" draw:layer="layout" svg:width="0.07cm" svg:height="0.071cm" svg:x="15.522cm" svg:y="11.5cm" svg:viewBox="0 0 71 72" draw:points="0,0 71,0 71,72 0,72">
          <text:p/>
        </draw:polygon>
        <draw:polygon draw:style-name="gr11" draw:text-style-name="P8" draw:layer="layout" svg:width="0.07cm" svg:height="0.071cm" svg:x="15.522cm" svg:y="12.77cm" svg:viewBox="0 0 71 72" draw:points="0,0 71,0 71,72 0,72">
          <text:p/>
        </draw:polygon>
        <draw:polygon draw:style-name="gr11" draw:text-style-name="P8" draw:layer="layout" svg:width="0.07cm" svg:height="0.071cm" svg:x="15.91cm" svg:y="12.77cm" svg:viewBox="0 0 71 72" draw:points="0,0 71,0 71,72 0,72">
          <text:p/>
        </draw:polygon>
        <draw:line draw:style-name="gr10" draw:text-style-name="P3" draw:layer="layout" svg:x1="13.299cm" svg:y1="11.535cm" svg:x2="12.77cm" svg:y2="11.535cm">
          <text:p/>
        </draw:line>
        <draw:line draw:style-name="gr10" draw:text-style-name="P3" draw:layer="layout" svg:x1="12.77cm" svg:y1="11.535cm" svg:x2="12.77cm" svg:y2="11.5cm">
          <text:p/>
        </draw:line>
        <draw:line draw:style-name="gr10" draw:text-style-name="P3" draw:layer="layout" svg:x1="12.77cm" svg:y1="11.5cm" svg:x2="12.311cm" svg:y2="11.5cm">
          <text:p/>
        </draw:line>
        <draw:polygon draw:style-name="gr11" draw:text-style-name="P8" draw:layer="layout" svg:width="0.072cm" svg:height="0.071cm" svg:x="13.264cm" svg:y="11.5cm" svg:viewBox="0 0 73 72" draw:points="0,0 73,0 73,72 0,72">
          <text:p/>
        </draw:polygon>
        <draw:polygon draw:style-name="gr11" draw:text-style-name="P8" draw:layer="layout" svg:width="0.07cm" svg:height="0.071cm" svg:x="12.735cm" svg:y="11.5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1cm" svg:height="0.07cm" svg:x="12.276cm" svg:y="11.465cm" svg:viewBox="0 0 72 71" draw:points="0,0 72,0 72,71 0,71">
          <text:p/>
        </draw:polygon>
        <draw:line draw:style-name="gr10" draw:text-style-name="P3" draw:layer="layout" svg:x1="9.313cm" svg:y1="8.36cm" svg:x2="9.313cm" svg:y2="7.831cm">
          <text:p/>
        </draw:line>
        <draw:polyline draw:style-name="gr10" draw:text-style-name="P3" draw:layer="layout" svg:width="0cm" svg:height="0cm" svg:x="9.313cm" svg:y="7.831cm" svg:viewBox="0 0 0 0" draw:points="0,0">
          <text:p/>
        </draw:polyline>
        <draw:line draw:style-name="gr10" draw:text-style-name="P3" draw:layer="layout" svg:x1="9.313cm" svg:y1="7.831cm" svg:x2="9.313cm" svg:y2="7.655cm">
          <text:p/>
        </draw:line>
        <draw:polygon draw:style-name="gr11" draw:text-style-name="P8" draw:layer="layout" svg:width="0.07cm" svg:height="0.071cm" svg:x="9.278cm" svg:y="8.325cm" svg:viewBox="0 0 71 72" draw:points="0,0 71,0 71,72 0,72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62cm" svg:viewBox="0 0 71 71" draw:points="0,0 71,0 71,71 0,71">
          <text:p/>
        </draw:polygon>
        <draw:line draw:style-name="gr10" draw:text-style-name="P3" draw:layer="layout" svg:x1="9.313cm" svg:y1="9.207cm" svg:x2="9.313cm" svg:y2="9.736cm">
          <text:p/>
        </draw:line>
        <draw:polyline draw:style-name="gr10" draw:text-style-name="P3" draw:layer="layout" svg:width="0cm" svg:height="0cm" svg:x="9.313cm" svg:y="9.736cm" svg:viewBox="0 0 0 0" draw:points="0,0">
          <text:p/>
        </draw:polyline>
        <draw:line draw:style-name="gr10" draw:text-style-name="P3" draw:layer="layout" svg:x1="9.313cm" svg:y1="9.736cm" svg:x2="9.313cm" svg:y2="11.183cm">
          <text:p/>
        </draw:line>
        <draw:polygon draw:style-name="gr11" draw:text-style-name="P8" draw:layer="layout" svg:width="0.07cm" svg:height="0.07cm" svg:x="9.278cm" svg:y="9.172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1cm" svg:x="9.278cm" svg:y="11.147cm" svg:viewBox="0 0 71 72" draw:points="0,0 71,0 71,72 0,72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7.443cm" svg:y1="24.376cm" svg:x2="7.443cm" svg:y2="24.941cm">
          <text:p/>
        </draw:line>
        <draw:line draw:style-name="gr10" draw:text-style-name="P3" draw:layer="layout" svg:x1="1.128cm" svg:y1="24.376cm" svg:x2="1.128cm" svg:y2="24.941cm">
          <text:p/>
        </draw:line>
        <draw:line draw:style-name="gr10" draw:text-style-name="P3" draw:layer="layout" svg:x1="1.128cm" svg:y1="37.994cm" svg:x2="1.128cm" svg:y2="37.5cm">
          <text:p/>
        </draw:line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5.381cm" svg:y1="50.694cm" svg:x2="15.91cm" svg:y2="50.694cm">
          <text:p/>
        </draw:line>
        <draw:line draw:style-name="gr10" draw:text-style-name="P3" draw:layer="layout" svg:x1="15.91cm" svg:y1="50.694cm" svg:x2="15.91cm" svg:y2="49.494cm">
          <text:p/>
        </draw:line>
        <draw:line draw:style-name="gr10" draw:text-style-name="P3" draw:layer="layout" svg:x1="15.91cm" svg:y1="49.494cm" svg:x2="16.474cm" svg:y2="49.494cm">
          <text:p/>
        </draw:line>
        <draw:polygon draw:style-name="gr11" draw:text-style-name="P8" draw:layer="layout" svg:width="0.071cm" svg:height="0.071cm" svg:x="15.345cm" svg:y="50.658cm" svg:viewBox="0 0 72 72" draw:points="0,0 72,0 72,72 0,72">
          <text:p/>
        </draw:polygon>
        <draw:polygon draw:style-name="gr11" draw:text-style-name="P8" draw:layer="layout" svg:width="0.07cm" svg:height="0.071cm" svg:x="15.875cm" svg:y="50.658cm" svg:viewBox="0 0 71 72" draw:points="0,0 71,0 71,72 0,72">
          <text:p/>
        </draw:polygon>
        <draw:polygon draw:style-name="gr11" draw:text-style-name="P8" draw:layer="layout" svg:width="0.07cm" svg:height="0.071cm" svg:x="15.875cm" svg:y="49.459cm" svg:viewBox="0 0 71 72" draw:points="0,0 71,0 71,72 0,72">
          <text:p/>
        </draw:polygon>
        <draw:polygon draw:style-name="gr11" draw:text-style-name="P8" draw:layer="layout" svg:width="0.071cm" svg:height="0.071cm" svg:x="16.439cm" svg:y="49.459cm" svg:viewBox="0 0 72 72" draw:points="0,0 72,0 72,72 0,72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4.376cm" svg:x2="15.169cm" svg:y2="24.941cm">
          <text:p/>
        </draw:line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4.181cm" svg:y1="37.994cm" svg:x2="14.181cm" svg:y2="37.5cm">
          <text:p/>
        </draw:line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24.376cm" svg:x2="16.298cm" svg:y2="24.941cm">
          <text:p/>
        </draw:line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37.994cm" svg:x2="16.298cm" svg:y2="37.5cm">
          <text:p/>
        </draw:line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24.376cm" svg:x2="17.356cm" svg:y2="24.941cm">
          <text:p/>
        </draw:line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37.994cm" svg:x2="17.356cm" svg:y2="37.5cm">
          <text:p/>
        </draw:line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2" draw:text-style-name="P3" draw:layer="layout" svg:x1="13.793cm" svg:y1="20.073cm" svg:x2="13.793cm" svg:y2="20.602cm">
          <text:p/>
        </draw:line>
        <draw:line draw:style-name="gr12" draw:text-style-name="P3" draw:layer="layout" svg:x1="13.793cm" svg:y1="20.602cm" svg:x2="15.169cm" svg:y2="20.602cm">
          <text:p/>
        </draw:line>
        <draw:line draw:style-name="gr12" draw:text-style-name="P3" draw:layer="layout" svg:x1="15.169cm" svg:y1="20.602cm" svg:x2="15.169cm" svg:y2="22.119cm">
          <text:p/>
        </draw:line>
        <draw:line draw:style-name="gr12" draw:text-style-name="P3" draw:layer="layout" svg:x1="13.652cm" svg:y1="19.931cm" svg:x2="13.934cm" svg:y2="19.931cm">
          <text:p/>
        </draw:line>
        <draw:line draw:style-name="gr12" draw:text-style-name="P3" draw:layer="layout" svg:x1="13.97cm" svg:y1="19.931cm" svg:x2="13.97cm" svg:y2="20.214cm">
          <text:p/>
        </draw:line>
        <draw:line draw:style-name="gr12" draw:text-style-name="P3" draw:layer="layout" svg:x1="13.97cm" svg:y1="20.249cm" svg:x2="13.687cm" svg:y2="20.249cm">
          <text:p/>
        </draw:line>
        <draw:line draw:style-name="gr12" draw:text-style-name="P3" draw:layer="layout" svg:x1="13.652cm" svg:y1="20.249cm" svg:x2="13.652cm" svg:y2="19.967cm">
          <text:p/>
        </draw:line>
        <draw:line draw:style-name="gr12" draw:text-style-name="P3" draw:layer="layout" svg:x1="13.652cm" svg:y1="20.461cm" svg:x2="13.934cm" svg:y2="20.461cm">
          <text:p/>
        </draw:line>
        <draw:line draw:style-name="gr12" draw:text-style-name="P3" draw:layer="layout" svg:x1="13.97cm" svg:y1="20.461cm" svg:x2="13.97cm" svg:y2="20.743cm">
          <text:p/>
        </draw:line>
        <draw:line draw:style-name="gr12" draw:text-style-name="P3" draw:layer="layout" svg:x1="13.97cm" svg:y1="20.778cm" svg:x2="13.687cm" svg:y2="20.778cm">
          <text:p/>
        </draw:line>
        <draw:line draw:style-name="gr12" draw:text-style-name="P3" draw:layer="layout" svg:x1="13.652cm" svg:y1="20.778cm" svg:x2="13.652cm" svg:y2="20.496cm">
          <text:p/>
        </draw:line>
        <draw:line draw:style-name="gr12" draw:text-style-name="P3" draw:layer="layout" svg:x1="15.028cm" svg:y1="20.461cm" svg:x2="15.31cm" svg:y2="20.461cm">
          <text:p/>
        </draw:line>
        <draw:line draw:style-name="gr12" draw:text-style-name="P3" draw:layer="layout" svg:x1="15.345cm" svg:y1="20.461cm" svg:x2="15.345cm" svg:y2="20.743cm">
          <text:p/>
        </draw:line>
        <draw:line draw:style-name="gr12" draw:text-style-name="P3" draw:layer="layout" svg:x1="15.345cm" svg:y1="20.778cm" svg:x2="15.063cm" svg:y2="20.778cm">
          <text:p/>
        </draw:line>
        <draw:line draw:style-name="gr12" draw:text-style-name="P3" draw:layer="layout" svg:x1="15.028cm" svg:y1="20.778cm" svg:x2="15.028cm" svg:y2="20.496cm">
          <text:p/>
        </draw:line>
        <draw:line draw:style-name="gr12" draw:text-style-name="P3" draw:layer="layout" svg:x1="15.028cm" svg:y1="21.978cm" svg:x2="15.31cm" svg:y2="21.978cm">
          <text:p/>
        </draw:line>
        <draw:line draw:style-name="gr12" draw:text-style-name="P3" draw:layer="layout" svg:x1="15.345cm" svg:y1="21.978cm" svg:x2="15.345cm" svg:y2="22.26cm">
          <text:p/>
        </draw:line>
        <draw:line draw:style-name="gr12" draw:text-style-name="P3" draw:layer="layout" svg:x1="15.345cm" svg:y1="22.295cm" svg:x2="15.063cm" svg:y2="22.295cm">
          <text:p/>
        </draw:line>
        <draw:line draw:style-name="gr12" draw:text-style-name="P3" draw:layer="layout" svg:x1="15.028cm" svg:y1="22.295cm" svg:x2="15.028cm" svg:y2="22.013cm">
          <text:p/>
        </draw:line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24.376cm" svg:x2="18.415cm" svg:y2="24.941cm">
          <text:p/>
        </draw:line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18.415cm" svg:y1="37.994cm" svg:x2="18.415cm" svg:y2="37.5cm">
          <text:p/>
        </draw:line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4.376cm" svg:x2="14.181cm" svg:y2="24.941cm">
          <text:p/>
        </draw:line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3.123cm" svg:y1="37.994cm" svg:x2="13.123cm" svg:y2="37.5cm">
          <text:p/>
        </draw:line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4.376cm" svg:x2="13.123cm" svg:y2="24.941cm">
          <text:p/>
        </draw:line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2.065cm" svg:y1="37.994cm" svg:x2="12.065cm" svg:y2="37.5cm">
          <text:p/>
        </draw:line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4.376cm" svg:x2="12.065cm" svg:y2="24.941cm">
          <text:p/>
        </draw:line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24.376cm" svg:x2="11.006cm" svg:y2="24.941cm">
          <text:p/>
        </draw:line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37.994cm" svg:x2="11.006cm" svg:y2="37.5cm">
          <text:p/>
        </draw:line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8.501cm" svg:y1="24.376cm" svg:x2="8.501cm" svg:y2="24.941cm">
          <text:p/>
        </draw:line>
        <draw:line draw:style-name="gr10" draw:text-style-name="P3" draw:layer="layout" svg:x1="8.572cm" svg:y1="17.956cm" svg:x2="8.572cm" svg:y2="18.485cm">
          <text:p/>
        </draw:line>
        <draw:line draw:style-name="gr10" draw:text-style-name="P3" draw:layer="layout" svg:x1="8.572cm" svg:y1="18.485cm" svg:x2="4.092cm" svg:y2="18.485cm">
          <text:p/>
        </draw:line>
        <draw:line draw:style-name="gr10" draw:text-style-name="P3" draw:layer="layout" svg:x1="4.092cm" svg:y1="18.485cm" svg:x2="4.092cm" svg:y2="19.296cm">
          <text:p/>
        </draw:line>
        <draw:polygon draw:style-name="gr11" draw:text-style-name="P8" draw:layer="layout" svg:width="0.07cm" svg:height="0.07cm" svg:x="8.537cm" svg:y="17.921cm" svg:viewBox="0 0 71 71" draw:points="0,0 71,0 71,71 0,71">
          <text:p/>
        </draw:polygon>
        <draw:polygon draw:style-name="gr11" draw:text-style-name="P8" draw:layer="layout" svg:width="0.07cm" svg:height="0.07cm" svg:x="8.537cm" svg:y="18.45cm" svg:viewBox="0 0 71 71" draw:points="0,0 71,0 71,71 0,71">
          <text:p/>
        </draw:polygon>
        <draw:polygon draw:style-name="gr11" draw:text-style-name="P8" draw:layer="layout" svg:width="0.071cm" svg:height="0.07cm" svg:x="4.056cm" svg:y="18.45cm" svg:viewBox="0 0 72 71" draw:points="0,0 72,0 72,71 0,71">
          <text:p/>
        </draw:polygon>
        <draw:polygon draw:style-name="gr11" draw:text-style-name="P8" draw:layer="layout" svg:width="0.071cm" svg:height="0.071cm" svg:x="4.056cm" svg:y="19.261cm" svg:viewBox="0 0 72 72" draw:points="0,0 72,0 72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526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491cm" svg:y="43.285cm" svg:viewBox="0 0 71 72" draw:points="0,0 71,0 71,72 0,72">
          <text:p/>
        </draw:polygon>
        <draw:line draw:style-name="gr10" draw:text-style-name="P3" draw:layer="layout" svg:x1="10.195cm" svg:y1="17.956cm" svg:x2="10.195cm" svg:y2="18.485cm">
          <text:p/>
        </draw:line>
        <draw:line draw:style-name="gr10" draw:text-style-name="P3" draw:layer="layout" svg:x1="10.195cm" svg:y1="18.485cm" svg:x2="13.617cm" svg:y2="18.485cm">
          <text:p/>
        </draw:line>
        <draw:line draw:style-name="gr10" draw:text-style-name="P3" draw:layer="layout" svg:x1="13.617cm" svg:y1="18.485cm" svg:x2="13.617cm" svg:y2="19.296cm">
          <text:p/>
        </draw:line>
        <draw:polygon draw:style-name="gr11" draw:text-style-name="P8" draw:layer="layout" svg:width="0.07cm" svg:height="0.07cm" svg:x="10.16cm" svg:y="17.921cm" svg:viewBox="0 0 71 71" draw:points="0,0 71,0 71,71 0,71">
          <text:p/>
        </draw:polygon>
        <draw:polygon draw:style-name="gr11" draw:text-style-name="P8" draw:layer="layout" svg:width="0.07cm" svg:height="0.07cm" svg:x="10.16cm" svg:y="18.45cm" svg:viewBox="0 0 71 71" draw:points="0,0 71,0 71,71 0,71">
          <text:p/>
        </draw:polygon>
        <draw:polygon draw:style-name="gr11" draw:text-style-name="P8" draw:layer="layout" svg:width="0.071cm" svg:height="0.07cm" svg:x="13.581cm" svg:y="18.45cm" svg:viewBox="0 0 72 71" draw:points="0,0 72,0 72,71 0,71">
          <text:p/>
        </draw:polygon>
        <draw:polygon draw:style-name="gr11" draw:text-style-name="P8" draw:layer="layout" svg:width="0.071cm" svg:height="0.071cm" svg:x="13.581cm" svg:y="19.261cm" svg:viewBox="0 0 72 72" draw:points="0,0 72,0 72,72 0,72">
          <text:p/>
        </draw:polygon>
        <draw:line draw:style-name="gr10" draw:text-style-name="P3" draw:layer="layout" svg:x1="3.139cm" svg:y1="20.073cm" svg:x2="3.139cm" svg:y2="20.602cm">
          <text:p/>
        </draw:line>
        <draw:line draw:style-name="gr10" draw:text-style-name="P3" draw:layer="layout" svg:x1="3.139cm" svg:y1="20.602cm" svg:x2="2.187cm" svg:y2="20.602cm">
          <text:p/>
        </draw:line>
        <draw:line draw:style-name="gr10" draw:text-style-name="P3" draw:layer="layout" svg:x1="2.187cm" svg:y1="20.602cm" svg:x2="2.187cm" svg:y2="22.119cm">
          <text:p/>
        </draw:line>
        <draw:polygon draw:style-name="gr11" draw:text-style-name="P8" draw:layer="layout" svg:width="0.071cm" svg:height="0.071cm" svg:x="3.104cm" svg:y="20.037cm" svg:viewBox="0 0 72 72" draw:points="0,0 72,0 72,72 0,72">
          <text:p/>
        </draw:polygon>
        <draw:polygon draw:style-name="gr11" draw:text-style-name="P8" draw:layer="layout" svg:width="0.071cm" svg:height="0.071cm" svg:x="3.104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2.083cm" svg:viewBox="0 0 72 72" draw:points="0,0 72,0 72,72 0,72">
          <text:p/>
        </draw:polygon>
        <draw:line draw:style-name="gr10" draw:text-style-name="P3" draw:layer="layout" svg:x1="6.138cm" svg:y1="42.933cm" svg:x2="6.138cm" svg:y2="42.403cm">
          <text:p/>
        </draw:line>
        <draw:line draw:style-name="gr10" draw:text-style-name="P3" draw:layer="layout" svg:x1="6.138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6.103cm" svg:y="42.897cm" svg:viewBox="0 0 71 72" draw:points="0,0 71,0 71,72 0,72">
          <text:p/>
        </draw:polygon>
        <draw:polygon draw:style-name="gr11" draw:text-style-name="P8" draw:layer="layout" svg:width="0.07cm" svg:height="0.071cm" svg:x="6.103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12.276cm" svg:y1="20.073cm" svg:x2="12.276cm" svg:y2="20.602cm">
          <text:p/>
        </draw:line>
        <draw:line draw:style-name="gr10" draw:text-style-name="P3" draw:layer="layout" svg:x1="12.276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cm" svg:height="0.071cm" svg:x="12.241cm" svg:y="20.037cm" svg:viewBox="0 0 71 72" draw:points="0,0 71,0 71,72 0,72">
          <text:p/>
        </draw:polygon>
        <draw:polygon draw:style-name="gr11" draw:text-style-name="P8" draw:layer="layout" svg:width="0.07cm" svg:height="0.071cm" svg:x="12.24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2.664cm" svg:y1="20.073cm" svg:x2="12.664cm" svg:y2="20.602cm">
          <text:p/>
        </draw:line>
        <draw:line draw:style-name="gr10" draw:text-style-name="P3" draw:layer="layout" svg:x1="12.664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2.629cm" svg:y="20.037cm" svg:viewBox="0 0 72 72" draw:points="0,0 72,0 72,72 0,72">
          <text:p/>
        </draw:polygon>
        <draw:polygon draw:style-name="gr11" draw:text-style-name="P8" draw:layer="layout" svg:width="0.071cm" svg:height="0.071cm" svg:x="12.6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0" draw:text-style-name="P3" draw:layer="layout" svg:x1="13.052cm" svg:y1="20.073cm" svg:x2="13.052cm" svg:y2="20.602cm">
          <text:p/>
        </draw:line>
        <draw:line draw:style-name="gr10" draw:text-style-name="P3" draw:layer="layout" svg:x1="13.052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3.017cm" svg:y="20.037cm" svg:viewBox="0 0 72 72" draw:points="0,0 72,0 72,72 0,72">
          <text:p/>
        </draw:polygon>
        <draw:polygon draw:style-name="gr11" draw:text-style-name="P8" draw:layer="layout" svg:width="0.071cm" svg:height="0.071cm" svg:x="13.017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3.44cm" svg:y1="20.073cm" svg:x2="13.44cm" svg:y2="20.602cm">
          <text:p/>
        </draw:line>
        <draw:line draw:style-name="gr10" draw:text-style-name="P3" draw:layer="layout" svg:x1="13.44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3.405cm" svg:y="20.037cm" svg:viewBox="0 0 72 72" draw:points="0,0 72,0 72,72 0,72">
          <text:p/>
        </draw:polygon>
        <draw:polygon draw:style-name="gr11" draw:text-style-name="P8" draw:layer="layout" svg:width="0.071cm" svg:height="0.071cm" svg:x="13.405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5.169cm" svg:y1="37.994cm" svg:x2="15.169cm" svg:y2="37.5cm">
          <text:p/>
        </draw:line>
        <draw:line draw:style-name="gr10" draw:text-style-name="P3" draw:layer="layout" svg:x1="14.181cm" svg:y1="20.073cm" svg:x2="14.181cm" svg:y2="20.602cm">
          <text:p/>
        </draw:line>
        <draw:line draw:style-name="gr10" draw:text-style-name="P3" draw:layer="layout" svg:x1="14.181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cm" svg:height="0.071cm" svg:x="14.146cm" svg:y="20.037cm" svg:viewBox="0 0 71 72" draw:points="0,0 71,0 71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4.569cm" svg:y1="20.073cm" svg:x2="14.569cm" svg:y2="20.602cm">
          <text:p/>
        </draw:line>
        <draw:line draw:style-name="gr10" draw:text-style-name="P3" draw:layer="layout" svg:x1="14.569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4.534cm" svg:y="20.037cm" svg:viewBox="0 0 72 72" draw:points="0,0 72,0 72,72 0,72">
          <text:p/>
        </draw:polygon>
        <draw:polygon draw:style-name="gr11" draw:text-style-name="P8" draw:layer="layout" svg:width="0.071cm" svg:height="0.071cm" svg:x="14.534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4.957cm" svg:y1="20.073cm" svg:x2="14.957cm" svg:y2="20.602cm">
          <text:p/>
        </draw:line>
        <draw:line draw:style-name="gr10" draw:text-style-name="P3" draw:layer="layout" svg:x1="14.957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4.922cm" svg:y="20.037cm" svg:viewBox="0 0 72 72" draw:points="0,0 72,0 72,72 0,72">
          <text:p/>
        </draw:polygon>
        <draw:polygon draw:style-name="gr11" draw:text-style-name="P8" draw:layer="layout" svg:width="0.071cm" svg:height="0.071cm" svg:x="14.922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3.21cm" svg:y1="37.994cm" svg:x2="3.21cm" svg:y2="37.5cm">
          <text:p/>
        </draw:line>
        <draw:line draw:style-name="gr10" draw:text-style-name="P3" draw:layer="layout" svg:x1="3.915cm" svg:y1="20.073cm" svg:x2="3.915cm" svg:y2="20.602cm">
          <text:p/>
        </draw:line>
        <draw:line draw:style-name="gr10" draw:text-style-name="P3" draw:layer="layout" svg:x1="3.915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1cm" svg:height="0.071cm" svg:x="3.88cm" svg:y="20.037cm" svg:viewBox="0 0 72 72" draw:points="0,0 72,0 72,72 0,72">
          <text:p/>
        </draw:polygon>
        <draw:polygon draw:style-name="gr11" draw:text-style-name="P8" draw:layer="layout" svg:width="0.071cm" svg:height="0.071cm" svg:x="3.88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268cm" svg:y1="20.073cm" svg:x2="4.268cm" svg:y2="20.602cm">
          <text:p/>
        </draw:line>
        <draw:line draw:style-name="gr10" draw:text-style-name="P3" draw:layer="layout" svg:x1="4.268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cm" svg:height="0.071cm" svg:x="4.233cm" svg:y="20.037cm" svg:viewBox="0 0 71 72" draw:points="0,0 71,0 71,72 0,72">
          <text:p/>
        </draw:polygon>
        <draw:polygon draw:style-name="gr11" draw:text-style-name="P8" draw:layer="layout" svg:width="0.07cm" svg:height="0.071cm" svg:x="4.233cm" svg:y="20.566cm" svg:viewBox="0 0 71 72" draw:points="0,0 71,0 71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4.656cm" svg:y1="20.073cm" svg:x2="4.656cm" svg:y2="20.602cm">
          <text:p/>
        </draw:line>
        <draw:line draw:style-name="gr10" draw:text-style-name="P3" draw:layer="layout" svg:x1="4.656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cm" svg:height="0.071cm" svg:x="4.621cm" svg:y="20.037cm" svg:viewBox="0 0 71 72" draw:points="0,0 71,0 71,72 0,72">
          <text:p/>
        </draw:polygon>
        <draw:polygon draw:style-name="gr11" draw:text-style-name="P8" draw:layer="layout" svg:width="0.07cm" svg:height="0.071cm" svg:x="4.621cm" svg:y="20.566cm" svg:viewBox="0 0 71 72" draw:points="0,0 71,0 71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5.044cm" svg:y1="20.073cm" svg:x2="5.044cm" svg:y2="20.602cm">
          <text:p/>
        </draw:line>
        <draw:line draw:style-name="gr10" draw:text-style-name="P3" draw:layer="layout" svg:x1="5.044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1cm" svg:height="0.071cm" svg:x="5.009cm" svg:y="20.037cm" svg:viewBox="0 0 72 72" draw:points="0,0 72,0 72,72 0,72">
          <text:p/>
        </draw:polygon>
        <draw:polygon draw:style-name="gr11" draw:text-style-name="P8" draw:layer="layout" svg:width="0.071cm" svg:height="0.071cm" svg:x="5.009cm" svg:y="20.566cm" svg:viewBox="0 0 72 72" draw:points="0,0 72,0 72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5.432cm" svg:y1="20.073cm" svg:x2="5.432cm" svg:y2="20.602cm">
          <text:p/>
        </draw:line>
        <draw:line draw:style-name="gr10" draw:text-style-name="P3" draw:layer="layout" svg:x1="5.432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1cm" svg:height="0.071cm" svg:x="5.397cm" svg:y="20.037cm" svg:viewBox="0 0 72 72" draw:points="0,0 72,0 72,72 0,72">
          <text:p/>
        </draw:polygon>
        <draw:polygon draw:style-name="gr11" draw:text-style-name="P8" draw:layer="layout" svg:width="0.071cm" svg:height="0.071cm" svg:x="5.397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5.82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1cm" svg:height="0.071cm" svg:x="5.785cm" svg:y="19.649cm" svg:viewBox="0 0 72 72" draw:points="0,0 72,0 72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1.888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cm" svg:height="0.071cm" svg:x="11.853cm" svg:y="19.649cm" svg:viewBox="0 0 71 72" draw:points="0,0 71,0 71,72 0,72">
          <text:p/>
        </draw:polygon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31.961cm" svg:y1="20.708cm" svg:x2="32.35cm" svg:y2="20.814cm">
          <text:p/>
        </draw:line>
        <draw:line draw:style-name="gr13" draw:text-style-name="P3" draw:layer="layout" svg:x1="0cm" svg:y1="270.121cm" svg:x2="190.852cm" svg:y2="270.121cm">
          <text:p/>
        </draw:line>
        <draw:line draw:style-name="gr13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30.48cm" svg:y="20.627cm">
          <draw:text-box>
            <text:p text:style-name="P4"><text:span text:style-name="T1">18</text:span><text:span text:style-name="T1">5</text:span></text:p>
          </draw:text-box>
        </draw:frame>
        <draw:line draw:style-name="gr14" draw:text-style-name="P9" draw:layer="layout" svg:x1="30.35cm" svg:y1="19.9cm" svg:x2="31.85cm" svg:y2="19.9cm">
          <text:p/>
        </draw:line>
        <draw:line draw:style-name="gr14" draw:text-style-name="P9" draw:layer="layout" svg:x1="30.35cm" svg:y1="23.75cm" svg:x2="31.85cm" svg:y2="23.75cm">
          <text:p/>
        </draw:line>
        <draw:line draw:style-name="gr14" draw:text-style-name="P9" draw:layer="layout" svg:x1="30.35cm" svg:y1="26.6cm" svg:x2="31.85cm" svg:y2="26.6cm">
          <text:p/>
        </draw:line>
        <draw:line draw:style-name="gr14" draw:text-style-name="P9" draw:layer="layout" svg:x1="30.35cm" svg:y1="29.4cm" svg:x2="31.85cm" svg:y2="29.4cm">
          <text:p/>
        </draw:line>
        <draw:line draw:style-name="gr15" draw:text-style-name="P9" draw:layer="layout" svg:x1="31.85cm" svg:y1="32.15cm" svg:x2="30.35cm" svg:y2="32.15cm">
          <text:p/>
        </draw:line>
        <draw:line draw:style-name="gr15" draw:text-style-name="P9" draw:layer="layout" svg:x1="31.85cm" svg:y1="34.95cm" svg:x2="30.35cm" svg:y2="34.95cm">
          <text:p/>
        </draw:line>
        <draw:line draw:style-name="gr15" draw:text-style-name="P9" draw:layer="layout" svg:x1="31.85cm" svg:y1="37.8cm" svg:x2="30.35cm" svg:y2="37.8cm">
          <text:p/>
        </draw:line>
        <draw:line draw:style-name="gr15" draw:text-style-name="P9" draw:layer="layout" svg:x1="31.85cm" svg:y1="41.65cm" svg:x2="30.35cm" svg:y2="41.65cm">
          <text:p/>
        </draw:line>
        <draw:custom-shape draw:style-name="gr16" draw:text-style-name="P11" draw:layer="layout" svg:width="1.5cm" svg:height="1.25cm" svg:x="26.35cm" svg:y="12.5cm">
          <text:p text:style-name="P10"><text:span text:style-name="T2">167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33.75cm" svg:y="12.5cm">
          <text:p text:style-name="P10"><text:span text:style-name="T2">173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.209cm" svg:height="1.589cm" svg:x="30.291cm" svg:y="18.661cm">
          <draw:text-box>
            <text:p><text:span text:style-name="T3">1</text:span><text:span text:style-name="T3">8</text:span><text:span text:style-name="T3">5</text:span></text:p>
          </draw:text-box>
        </draw:frame>
        <draw:frame draw:style-name="gr17" draw:text-style-name="P12" draw:layer="layout" svg:width="1.209cm" svg:height="1.589cm" svg:x="30.291cm" svg:y="22.278cm">
          <draw:text-box>
            <text:p><text:span text:style-name="T3">1</text:span><text:span text:style-name="T3">8</text:span><text:span text:style-name="T3">4</text:span></text:p>
          </draw:text-box>
        </draw:frame>
        <draw:frame draw:style-name="gr17" draw:text-style-name="P12" draw:layer="layout" svg:width="1.209cm" svg:height="1.589cm" svg:x="30.25cm" svg:y="25.25cm">
          <draw:text-box>
            <text:p><text:span text:style-name="T3">1</text:span><text:span text:style-name="T3">8</text:span><text:span text:style-name="T3">3</text:span></text:p>
          </draw:text-box>
        </draw:frame>
        <draw:frame draw:style-name="gr17" draw:text-style-name="P12" draw:layer="layout" svg:width="1.209cm" svg:height="1.589cm" svg:x="30.291cm" svg:y="28.161cm">
          <draw:text-box>
            <text:p><text:span text:style-name="T3">1</text:span><text:span text:style-name="T3">8</text:span><text:span text:style-name="T3">0</text:span></text:p>
          </draw:text-box>
        </draw:frame>
        <draw:frame draw:style-name="gr17" draw:text-style-name="P12" draw:layer="layout" svg:width="1.209cm" svg:height="1.589cm" svg:x="30.25cm" svg:y="30.911cm">
          <draw:text-box>
            <text:p><text:span text:style-name="T3">1</text:span><text:span text:style-name="T3">8</text:span><text:span text:style-name="T3">2</text:span></text:p>
          </draw:text-box>
        </draw:frame>
        <draw:frame draw:style-name="gr17" draw:text-style-name="P12" draw:layer="layout" svg:width="1.209cm" svg:height="1.589cm" svg:x="30.291cm" svg:y="33.661cm">
          <draw:text-box>
            <text:p><text:span text:style-name="T3">1</text:span><text:span text:style-name="T3">7</text:span><text:span text:style-name="T3">9</text:span></text:p>
          </draw:text-box>
        </draw:frame>
        <draw:frame draw:style-name="gr17" draw:text-style-name="P12" draw:layer="layout" svg:width="1.209cm" svg:height="1.589cm" svg:x="30.25cm" svg:y="36.5cm">
          <draw:text-box>
            <text:p><text:span text:style-name="T3">1</text:span><text:span text:style-name="T3">8</text:span><text:span text:style-name="T3">1</text:span></text:p>
          </draw:text-box>
        </draw:frame>
        <draw:frame draw:style-name="gr17" draw:text-style-name="P12" draw:layer="layout" svg:width="1.209cm" svg:height="1.589cm" svg:x="30.25cm" svg:y="40.411cm">
          <draw:text-box>
            <text:p><text:span text:style-name="T3">1</text:span><text:span text:style-name="T3">7</text:span><text:span text:style-name="T3">8</text:span></text:p>
          </draw:text-box>
        </draw:frame>
        <draw:custom-shape draw:style-name="gr18" draw:text-style-name="P13" draw:layer="layout" svg:width="0.75cm" svg:height="0.3cm" svg:x="30.47cm" svg:y="24.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75cm" svg:height="0.3cm" svg:x="30.41cm" svg:y="27.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75cm" svg:height="0.3cm" svg:x="30.43cm" svg:y="30.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75cm" svg:height="0.32cm" svg:x="30.42cm" svg:y="32.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75cm" svg:height="0.4cm" svg:x="30.42cm" svg:y="35.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75cm" svg:height="0.4cm" svg:x="30.41cm" svg:y="38.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75cm" svg:height="0.4cm" svg:x="30.42cm" svg:y="42.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75cm" svg:height="0.3cm" svg:x="30.5cm" svg:y="20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3:14:45.917185641</dc:date>
    <meta:editing-duration>PT47M37S</meta:editing-duration>
    <meta:editing-cycles>3</meta:editing-cycles>
    <meta:generator>LibreOffice/7.3.7.2$Linux_X86_64 LibreOffice_project/30$Build-2</meta:generator>
    <meta:document-statistic meta:object-count="1862"/>
  </office:meta>
</office:document-meta>
</file>